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23mm"/>
    </style:style>
    <style:style style:name="co2" style:family="table-column">
      <style:table-column-properties fo:break-before="auto" style:column-width="10.07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7.58mm"/>
    </style:style>
    <style:style style:name="co5" style:family="table-column">
      <style:table-column-properties fo:break-before="auto" style:column-width="8.03mm"/>
    </style:style>
    <style:style style:name="co6" style:family="table-column">
      <style:table-column-properties fo:break-before="auto" style:column-width="36.41mm"/>
    </style:style>
    <style:style style:name="co7" style:family="table-column">
      <style:table-column-properties fo:break-before="auto" style:column-width="14.16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17.8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21.64mm"/>
    </style:style>
    <style:style style:name="co14" style:family="table-column">
      <style:table-column-properties fo:break-before="auto" style:column-width="48.17mm"/>
    </style:style>
    <style:style style:name="co15" style:family="table-column">
      <style:table-column-properties fo:break-before="auto" style:column-width="22.56mm"/>
    </style:style>
    <style:style style:name="co16" style:family="table-column">
      <style:table-column-properties fo:break-before="auto" style:column-width="24.15mm"/>
    </style:style>
    <style:style style:name="co17" style:family="table-column">
      <style:table-column-properties fo:break-before="auto" style:column-width="21.5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to sa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visibility="collapse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006" table:default-cell-style-name="ce1"/>
        <table:table-column table:style-name="co17" table:default-cell-style-name="Default"/>
        <table:table-row table:style-name="ro1">
          <table:table-cell office:value-type="string" calcext:value-type="string">
            <text:p><text:s/>instance </text:p>
          </table:table-cell>
          <table:table-cell office:value-type="string" calcext:value-type="string">
            <text:p><text:s/>|V| </text:p>
          </table:table-cell>
          <table:table-cell office:value-type="string" calcext:value-type="string">
            <text:p><text:s/>|A| </text:p>
          </table:table-cell>
          <table:table-cell office:value-type="string" calcext:value-type="string">
            <text:p>|B|</text:p>
          </table:table-cell>
          <table:table-cell office:value-type="string" calcext:value-type="string">
            <text:p><text:s/>T </text:p>
          </table:table-cell>
          <table:table-cell office:value-type="string" calcext:value-type="string">
            <text:p><text:s/>model </text:p>
          </table:table-cell>
          <table:table-cell office:value-type="string" calcext:value-type="string">
            <text:p><text:s/>rootLP </text:p>
          </table:table-cell>
          <table:table-cell office:value-type="string" calcext:value-type="string">
            <text:p><text:s/>maxFlowCuts </text:p>
          </table:table-cell>
          <table:table-cell office:value-type="string" calcext:value-type="string">
            <text:p><text:s/>maxFlowCutsTime </text:p>
          </table:table-cell>
          <table:table-cell office:value-type="string" calcext:value-type="string">
            <text:p><text:s/>lazyCuts 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<text:s/>solverTime </text:p>
          </table:table-cell>
          <table:table-cell office:value-type="string" calcext:value-type="string">
            <text:p>GAP </text:p>
          </table:table-cell>
          <table:table-cell office:value-type="string" calcext:value-type="string">
            <text:p><text:s/>nodeCount </text:p>
          </table:table-cell>
          <table:table-cell office:value-type="string" calcext:value-type="string">
            <text:p><text:s/>meters </text:p>
          </table:table-cell>
          <table:table-cell office:value-type="string" calcext:value-type="string">
            <text:p><text:s/>tourMinutes </text:p>
          </table:table-cell>
          <table:table-cell office:value-type="string" calcext:value-type="string">
            <text:p><text:s/>blocksMeter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6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13.784216973" calcext:value-type="float">
            <text:p>13,784216973</text:p>
          </table:table-cell>
          <table:table-cell office:value-type="float" office:value="152" calcext:value-type="float">
            <text:p>152</text:p>
          </table:table-cell>
          <table:table-cell office:value-type="float" office:value="256" calcext:value-type="float">
            <text:p>256</text:p>
          </table:table-cell>
          <table:table-cell office:value-type="float" office:value="9.90293121337891" calcext:value-type="float">
            <text:p>9,90293121337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90" calcext:value-type="float">
            <text:p>22890</text:p>
          </table:table-cell>
          <table:table-cell office:value-type="float" office:value="50.5575" calcext:value-type="float">
            <text:p>50,5575</text:p>
          </table:table-cell>
          <table:table-cell office:value-type="float" office:value="3605" calcext:value-type="float">
            <text:p>36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17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6.260460894" calcext:value-type="float">
            <text:p>276,260460894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5233938694" calcext:value-type="float">
            <text:p>68,523393869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8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2.649822206" calcext:value-type="float">
            <text:p>272,649822206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9.2210988998413" calcext:value-type="float">
            <text:p>69,221098899841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1000-2019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28" calcext:value-type="float">
            <text:p>1428</text:p>
          </table:table-cell>
          <table:table-cell office:value-type="float" office:value="810" calcext:value-type="float">
            <text:p>810</text:p>
          </table:table-cell>
          <table:table-cell office:value-type="float" office:value="271.027551358" calcext:value-type="float">
            <text:p>271,027551358</text:p>
          </table:table-cell>
          <table:table-cell office:value-type="float" office:value="453" calcext:value-type="float">
            <text:p>453</text:p>
          </table:table-cell>
          <table:table-cell office:value-type="float" office:value="1428" calcext:value-type="float">
            <text:p>1428</text:p>
          </table:table-cell>
          <table:table-cell office:value-type="float" office:value="68.6261878013611" calcext:value-type="float">
            <text:p>68,626187801361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010" calcext:value-type="float">
            <text:p>34010</text:p>
          </table:table-cell>
          <table:table-cell office:value-type="float" office:value="95.241" calcext:value-type="float">
            <text:p>95,241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0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52" calcext:value-type="float">
            <text:p>1452</text:p>
          </table:table-cell>
          <table:table-cell office:value-type="float" office:value="811" calcext:value-type="float">
            <text:p>811</text:p>
          </table:table-cell>
          <table:table-cell office:value-type="float" office:value="258.811391419" calcext:value-type="float">
            <text:p>258,811391419</text:p>
          </table:table-cell>
          <table:table-cell office:value-type="float" office:value="28" calcext:value-type="float">
            <text:p>28</text:p>
          </table:table-cell>
          <table:table-cell office:value-type="float" office:value="1452" calcext:value-type="float">
            <text:p>1452</text:p>
          </table:table-cell>
          <table:table-cell office:value-type="float" office:value="24.4576580524445" calcext:value-type="float">
            <text:p>24,4576580524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29" calcext:value-type="float">
            <text:p>26229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1000-2021 </text:p>
          </table:table-cell>
          <table:table-cell office:value-type="float" office:value="327" calcext:value-type="float">
            <text:p>327</text:p>
          </table:table-cell>
          <table:table-cell office:value-type="float" office:value="106602" calcext:value-type="float">
            <text:p>10660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75" calcext:value-type="float">
            <text:p>1475</text:p>
          </table:table-cell>
          <table:table-cell office:value-type="float" office:value="293" calcext:value-type="float">
            <text:p>293</text:p>
          </table:table-cell>
          <table:table-cell office:value-type="float" office:value="54.107521539" calcext:value-type="float">
            <text:p>54,107521539</text:p>
          </table:table-cell>
          <table:table-cell office:value-type="float" office:value="30" calcext:value-type="float">
            <text:p>30</text:p>
          </table:table-cell>
          <table:table-cell office:value-type="float" office:value="1475" calcext:value-type="float">
            <text:p>1475</text:p>
          </table:table-cell>
          <table:table-cell office:value-type="float" office:value="13.7891099452972" calcext:value-type="float">
            <text:p>13,7891099452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93" calcext:value-type="float">
            <text:p>23593</text:p>
          </table:table-cell>
          <table:table-cell office:value-type="float" office:value="79.6155" calcext:value-type="float">
            <text:p>79,6155</text:p>
          </table:table-cell>
          <table:table-cell office:value-type="float" office:value="9828" calcext:value-type="float">
            <text:p>982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6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44" calcext:value-type="float">
            <text:p>244</text:p>
          </table:table-cell>
          <table:table-cell office:value-type="float" office:value="146" calcext:value-type="float">
            <text:p>146</text:p>
          </table:table-cell>
          <table:table-cell office:value-type="float" office:value="330.725421124" calcext:value-type="float">
            <text:p>330,725421124</text:p>
          </table:table-cell>
          <table:table-cell office:value-type="float" office:value="128" calcext:value-type="float">
            <text:p>128</text:p>
          </table:table-cell>
          <table:table-cell office:value-type="float" office:value="244" calcext:value-type="float">
            <text:p>244</text:p>
          </table:table-cell>
          <table:table-cell office:value-type="float" office:value="41.5934538841248" calcext:value-type="float">
            <text:p>41,593453884124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049" calcext:value-type="float">
            <text:p>34049</text:p>
          </table:table-cell>
          <table:table-cell office:value-type="float" office:value="67.5075" calcext:value-type="float">
            <text:p>67,5075</text:p>
          </table:table-cell>
          <table:table-cell office:value-type="float" office:value="3652" calcext:value-type="float">
            <text:p>3652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7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34.379793081" calcext:value-type="float">
            <text:p>4934,379793081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17658495903" calcext:value-type="float">
            <text:p>249,1765849590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 table:visibility="collapse">
          <table:table-cell office:value-type="string" calcext:value-type="string">
            <text:p><text:s/>alto-santo-confirmed-2000-2018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7.774124924" calcext:value-type="float">
            <text:p>4907,77412492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7.247741937637" calcext:value-type="float">
            <text:p>247,2477419376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19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496" calcext:value-type="float">
            <text:p>1496</text:p>
          </table:table-cell>
          <table:table-cell office:value-type="float" office:value="2436" calcext:value-type="float">
            <text:p>2436</text:p>
          </table:table-cell>
          <table:table-cell office:value-type="float" office:value="4905.776869394" calcext:value-type="float">
            <text:p>4905,776869394</text:p>
          </table:table-cell>
          <table:table-cell office:value-type="float" office:value="23" calcext:value-type="float">
            <text:p>23</text:p>
          </table:table-cell>
          <table:table-cell office:value-type="float" office:value="1496" calcext:value-type="float">
            <text:p>1496</text:p>
          </table:table-cell>
          <table:table-cell office:value-type="float" office:value="249.466984033585" calcext:value-type="float">
            <text:p>249,4669840335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432" calcext:value-type="float">
            <text:p>34432</text:p>
          </table:table-cell>
          <table:table-cell office:value-type="float" office:value="114.3735" calcext:value-type="float">
            <text:p>114,373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0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29.567147152" calcext:value-type="float">
            <text:p>2429,567147152</text:p>
          </table:table-cell>
          <table:table-cell office:value-type="float" office:value="2087" calcext:value-type="float">
            <text:p>2087</text:p>
          </table:table-cell>
          <table:table-cell office:value-type="float" office:value="1516" calcext:value-type="float">
            <text:p>1516</text:p>
          </table:table-cell>
          <table:table-cell office:value-type="float" office:value="603.264698982239" calcext:value-type="float">
            <text:p>603,26469898223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31737" calcext:value-type="float">
            <text:p>31737</text:p>
          </table:table-cell>
          <table:table-cell office:value-type="float" office:value="110331" calcext:value-type="float">
            <text:p>110331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2000-2021 </text:p>
          </table:table-cell>
          <table:table-cell office:value-type="float" office:value="632" calcext:value-type="float">
            <text:p>632</text:p>
          </table:table-cell>
          <table:table-cell office:value-type="float" office:value="398792" calcext:value-type="float">
            <text:p>39879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1708" calcext:value-type="float">
            <text:p>1708</text:p>
          </table:table-cell>
          <table:table-cell office:value-type="float" office:value="1813" calcext:value-type="float">
            <text:p>1813</text:p>
          </table:table-cell>
          <table:table-cell office:value-type="float" office:value="2266.001228968" calcext:value-type="float">
            <text:p>2266,001228968</text:p>
          </table:table-cell>
          <table:table-cell office:value-type="float" office:value="95" calcext:value-type="float">
            <text:p>95</text:p>
          </table:table-cell>
          <table:table-cell office:value-type="float" office:value="1708" calcext:value-type="float">
            <text:p>1708</text:p>
          </table:table-cell>
          <table:table-cell office:value-type="float" office:value="259.081040859222" calcext:value-type="float">
            <text:p>259,08104085922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364" calcext:value-type="float">
            <text:p>36364</text:p>
          </table:table-cell>
          <table:table-cell office:value-type="float" office:value="117.2715" calcext:value-type="float">
            <text:p>117,2715</text:p>
          </table:table-cell>
          <table:table-cell office:value-type="float" office:value="13939" calcext:value-type="float">
            <text:p>139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<text:s/>alto-santo-confirmed-3000-2016 </text:p>
          </table:table-cell>
          <table:table-cell office:value-type="float" office:value="1458" calcext:value-type="float">
            <text:p>1458</text:p>
          </table:table-cell>
          <table:table-cell office:value-type="float" office:value="2124306" calcext:value-type="float">
            <text:p>212430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BRPMaxComplete </text:p>
          </table:table-cell>
          <table:table-cell office:value-type="float" office:value="289" calcext:value-type="float">
            <text:p>289</text:p>
          </table:table-cell>
          <table:table-cell office:value-type="float" office:value="101" calcext:value-type="float">
            <text:p>101</text:p>
          </table:table-cell>
          <table:table-cell office:value-type="float" office:value="1728.987965326" calcext:value-type="float">
            <text:p>1728,98796532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float" office:value="227.842334032059" calcext:value-type="float">
            <text:p>227,842334032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84" calcext:value-type="float">
            <text:p>49984</text:p>
          </table:table-cell>
          <table:table-cell office:value-type="float" office:value="90.6765" calcext:value-type="float">
            <text:p>90,6765</text:p>
          </table:table-cell>
          <table:table-cell office:value-type="float" office:value="3489" calcext:value-type="float">
            <text:p>3489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/>
          <table:table-cell table:number-columns-repeated="100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pinas" table:style-name="ta1">
        <table:table-column table:style-name="co18" table:number-columns-repeated="7" table:default-cell-style-name="Default"/>
        <table:table-column table:style-name="co18" table:default-cell-style-name="ce3"/>
        <table:table-column table:style-name="co18" table:number-columns-repeated="2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number-columns-repeated="2" table:default-cell-style-name="Default"/>
        <table:table-column table:style-name="co18" table:default-cell-style-name="Default"/>
        <table:table-column table:style-name="co18" table:visibility="collapse" table:number-columns-repeated="5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table:style-name="Default"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 complet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8039" calcext:value-type="float">
            <text:p>1,80E-05</text:p>
          </table:table-cell>
          <table:table-cell office:value-type="float" office:value="0" calcext:value-type="float">
            <text:p>0</text:p>
          </table:table-cell>
          <table:table-cell office:value-type="float" office:value="0.002796577" calcext:value-type="float">
            <text:p>0,00279657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.552119245" calcext:value-type="float">
            <text:p>2,5521192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.49045395851135" calcext:value-type="float">
            <text:p>2,49045395851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28" calcext:value-type="float">
            <text:p>15228</text:p>
          </table:table-cell>
          <table:table-cell office:value-type="float" office:value="32.9085" calcext:value-type="float">
            <text:p>32,9085</text:p>
          </table:table-cell>
          <table:table-cell office:value-type="float" office:value="2237" calcext:value-type="float">
            <text:p>2237</text:p>
          </table:table-cell>
          <table:table-cell table:formula="of:=[.J2] + [.M2] + [.P2] + [.H2]" office:value-type="float" office:value="5.04538781951135" calcext:value-type="float">
            <text:p>5,04538781951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5831" calcext:value-type="float">
            <text:p>5,83E-03</text:p>
          </table:table-cell>
          <table:table-cell office:value-type="float" office:value="1" calcext:value-type="float">
            <text:p>1</text:p>
          </table:table-cell>
          <table:table-cell office:value-type="float" office:value="0.006257657" calcext:value-type="float">
            <text:p>0,006257657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45073125" calcext:value-type="float">
            <text:p>0,04507312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318009853363037" calcext:value-type="float">
            <text:p>0,03180098533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47" calcext:value-type="float">
            <text:p>9647</text:p>
          </table:table-cell>
          <table:table-cell office:value-type="float" office:value="22.008" calcext:value-type="float">
            <text:p>22,008</text:p>
          </table:table-cell>
          <table:table-cell office:value-type="float" office:value="1675" calcext:value-type="float">
            <text:p>1675</text:p>
          </table:table-cell>
          <table:table-cell table:formula="of:=[.J3] + [.M3] + [.P3] + [.H3]" office:value-type="float" office:value="0.0889627673363037" calcext:value-type="float">
            <text:p>0,088962767336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7119" calcext:value-type="float">
            <text:p>7,12E-03</text:p>
          </table:table-cell>
          <table:table-cell office:value-type="float" office:value="0" calcext:value-type="float">
            <text:p>0</text:p>
          </table:table-cell>
          <table:table-cell office:value-type="float" office:value="0.002927138" calcext:value-type="float">
            <text:p>0,00292713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.07606769" calcext:value-type="float">
            <text:p>0,0760676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369839668273926" calcext:value-type="float">
            <text:p>0,036983966827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4" calcext:value-type="float">
            <text:p>10804</text:p>
          </table:table-cell>
          <table:table-cell office:value-type="float" office:value="24.36" calcext:value-type="float">
            <text:p>24,36</text:p>
          </table:table-cell>
          <table:table-cell office:value-type="float" office:value="1812" calcext:value-type="float">
            <text:p>1812</text:p>
          </table:table-cell>
          <table:table-cell table:formula="of:=[.J4] + [.M4] + [.P4] + [.H4]" office:value-type="float" office:value="0.123097794827393" calcext:value-type="float">
            <text:p>0,1230977948273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0504" calcext:value-type="float">
            <text:p>1,05E-05</text:p>
          </table:table-cell>
          <table:table-cell office:value-type="float" office:value="0" calcext:value-type="float">
            <text:p>0</text:p>
          </table:table-cell>
          <table:table-cell office:value-type="float" office:value="0.003036071" calcext:value-type="float">
            <text:p>0,0030360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63407503" calcext:value-type="float">
            <text:p>0,163407503</text:p>
          </table:table-cell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</text:p>
          </table:table-cell>
          <table:table-cell office:value-type="float" office:value="0.23692798614502" calcext:value-type="float">
            <text:p>0,2369279861450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750" calcext:value-type="float">
            <text:p>13750</text:p>
          </table:table-cell>
          <table:table-cell office:value-type="float" office:value="28509" calcext:value-type="float">
            <text:p>28509</text:p>
          </table:table-cell>
          <table:table-cell office:value-type="float" office:value="1752" calcext:value-type="float">
            <text:p>1752</text:p>
          </table:table-cell>
          <table:table-cell table:formula="of:=[.J5] + [.M5] + [.P5] + [.H5]" office:value-type="float" office:value="0.40338206414502" calcext:value-type="float">
            <text:p>0,40338206414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528" calcext:value-type="float">
            <text:p>1,53E-02</text:p>
          </table:table-cell>
          <table:table-cell office:value-type="float" office:value="0" calcext:value-type="float">
            <text:p>0</text:p>
          </table:table-cell>
          <table:table-cell office:value-type="float" office:value="0.002821181" calcext:value-type="float">
            <text:p>0,00282118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7717181" calcext:value-type="float">
            <text:p>0,0177171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287971496582031" calcext:value-type="float">
            <text:p>0,028797149658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22" calcext:value-type="float">
            <text:p>13122</text:p>
          </table:table-cell>
          <table:table-cell office:value-type="float" office:value="29.8755" calcext:value-type="float">
            <text:p>29,8755</text:p>
          </table:table-cell>
          <table:table-cell office:value-type="float" office:value="2265" calcext:value-type="float">
            <text:p>2265</text:p>
          </table:table-cell>
          <table:table-cell table:formula="of:=[.J6] + [.M6] + [.P6] + [.H6]" office:value-type="float" office:value="0.0646155116582031" calcext:value-type="float">
            <text:p>0,0646155116582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8732" calcext:value-type="float">
            <text:p>2,87E-05</text:p>
          </table:table-cell>
          <table:table-cell office:value-type="float" office:value="2" calcext:value-type="float">
            <text:p>2</text:p>
          </table:table-cell>
          <table:table-cell office:value-type="float" office:value="0.012495841" calcext:value-type="float">
            <text:p>0,012495841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0.584636615" calcext:value-type="float">
            <text:p>0,584636615</text:p>
          </table:table-cell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0.963849067687988" calcext:value-type="float">
            <text:p>0,9638490676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28" calcext:value-type="float">
            <text:p>34728</text:p>
          </table:table-cell>
          <table:table-cell office:value-type="float" office:value="83547" calcext:value-type="float">
            <text:p>83547</text:p>
          </table:table-cell>
          <table:table-cell office:value-type="float" office:value="6990" calcext:value-type="float">
            <text:p>6990</text:p>
          </table:table-cell>
          <table:table-cell table:formula="of:=[.J7] + [.M7] + [.P7] + [.H7]" office:value-type="float" office:value="1.56101025568799" calcext:value-type="float">
            <text:p>1,561010255687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324" calcext:value-type="float">
            <text:p>1,73E-05</text:p>
          </table:table-cell>
          <table:table-cell office:value-type="float" office:value="1" calcext:value-type="float">
            <text:p>1</text:p>
          </table:table-cell>
          <table:table-cell office:value-type="float" office:value="0.007919895" calcext:value-type="float">
            <text:p>0,007919895</text:p>
          </table:table-cell>
          <table:table-cell office:value-type="float" office:value="10" calcext:value-type="float">
            <text:p>10</text:p>
          </table:table-cell>
          <table:table-cell office:value-type="float" office:value="279" calcext:value-type="float">
            <text:p>279</text:p>
          </table:table-cell>
          <table:table-cell office:value-type="float" office:value="5.454408579" calcext:value-type="float">
            <text:p>5,454408579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.03801083564758" calcext:value-type="float">
            <text:p>1,038010835647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088" calcext:value-type="float">
            <text:p>30088</text:p>
          </table:table-cell>
          <table:table-cell office:value-type="float" office:value="67497" calcext:value-type="float">
            <text:p>67497</text:p>
          </table:table-cell>
          <table:table-cell office:value-type="float" office:value="4970" calcext:value-type="float">
            <text:p>4970</text:p>
          </table:table-cell>
          <table:table-cell table:formula="of:=[.J8] + [.M8] + [.P8] + [.H8]" office:value-type="float" office:value="6.50035663364758" calcext:value-type="float">
            <text:p>6,500356633647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30082" calcext:value-type="float">
            <text:p>3,01E-05</text:p>
          </table:table-cell>
          <table:table-cell office:value-type="float" office:value="1" calcext:value-type="float">
            <text:p>1</text:p>
          </table:table-cell>
          <table:table-cell office:value-type="float" office:value="0.008841816" calcext:value-type="float">
            <text:p>0,00884181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.871817508" calcext:value-type="float">
            <text:p>0,87181750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31344985961914" calcext:value-type="float">
            <text:p>0,431344985961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09" calcext:value-type="float">
            <text:p>31009</text:p>
          </table:table-cell>
          <table:table-cell office:value-type="float" office:value="69036" calcext:value-type="float">
            <text:p>69036</text:p>
          </table:table-cell>
          <table:table-cell office:value-type="float" office:value="5005" calcext:value-type="float">
            <text:p>5005</text:p>
          </table:table-cell>
          <table:table-cell table:formula="of:=[.J9] + [.M9] + [.P9] + [.H9]" office:value-type="float" office:value="1.31203439196191" calcext:value-type="float">
            <text:p>1,312034391961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643" calcext:value-type="float">
            <text:p>1,76E-05</text:p>
          </table:table-cell>
          <table:table-cell office:value-type="float" office:value="2" calcext:value-type="float">
            <text:p>2</text:p>
          </table:table-cell>
          <table:table-cell office:value-type="float" office:value="0.014653238" calcext:value-type="float">
            <text:p>0,014653238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2.722060554" calcext:value-type="float">
            <text:p>2,72206055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584103107452393" calcext:value-type="float">
            <text:p>0,584103107452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63" calcext:value-type="float">
            <text:p>23263</text:p>
          </table:table-cell>
          <table:table-cell office:value-type="float" office:value="55.14" calcext:value-type="float">
            <text:p>55,14</text:p>
          </table:table-cell>
          <table:table-cell office:value-type="float" office:value="4499" calcext:value-type="float">
            <text:p>4499</text:p>
          </table:table-cell>
          <table:table-cell table:formula="of:=[.J10] + [.M10] + [.P10] + [.H10]" office:value-type="float" office:value="3.32083454245239" calcext:value-type="float">
            <text:p>3,320834542452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6602" calcext:value-type="float">
            <text:p>1,66E-05</text:p>
          </table:table-cell>
          <table:table-cell office:value-type="float" office:value="1" calcext:value-type="float">
            <text:p>1</text:p>
          </table:table-cell>
          <table:table-cell office:value-type="float" office:value="0.007916594" calcext:value-type="float">
            <text:p>0,00791659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.215903548" calcext:value-type="float">
            <text:p>0,2159035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12046003341675" calcext:value-type="float">
            <text:p>0,112046003341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62" calcext:value-type="float">
            <text:p>29762</text:p>
          </table:table-cell>
          <table:table-cell office:value-type="float" office:value="58.7325" calcext:value-type="float">
            <text:p>58,7325</text:p>
          </table:table-cell>
          <table:table-cell office:value-type="float" office:value="3131" calcext:value-type="float">
            <text:p>3131</text:p>
          </table:table-cell>
          <table:table-cell table:formula="of:=[.J11] + [.M11] + [.P11] + [.H11]" office:value-type="float" office:value="0.335882747341675" calcext:value-type="float">
            <text:p>0,3358827473416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548" calcext:value-type="float">
            <text:p>2,75E-05</text:p>
          </table:table-cell>
          <table:table-cell office:value-type="float" office:value="3" calcext:value-type="float">
            <text:p>3</text:p>
          </table:table-cell>
          <table:table-cell office:value-type="float" office:value="0.021086031" calcext:value-type="float">
            <text:p>0,02108603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.762030006" calcext:value-type="float">
            <text:p>0,762030006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557538032531738" calcext:value-type="float">
            <text:p>0,5575380325317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16" calcext:value-type="float">
            <text:p>36716</text:p>
          </table:table-cell>
          <table:table-cell office:value-type="float" office:value="80.6745" calcext:value-type="float">
            <text:p>80,6745</text:p>
          </table:table-cell>
          <table:table-cell office:value-type="float" office:value="5689" calcext:value-type="float">
            <text:p>5689</text:p>
          </table:table-cell>
          <table:table-cell table:formula="of:=[.J12] + [.M12] + [.P12] + [.H12]" office:value-type="float" office:value="1.34068161753174" calcext:value-type="float">
            <text:p>1,340681617531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7114" calcext:value-type="float">
            <text:p>1,71E-05</text:p>
          </table:table-cell>
          <table:table-cell office:value-type="float" office:value="2" calcext:value-type="float">
            <text:p>2</text:p>
          </table:table-cell>
          <table:table-cell office:value-type="float" office:value="0.017713967" calcext:value-type="float">
            <text:p>0,017713967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.139425967" calcext:value-type="float">
            <text:p>1,13942596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674555063247681" calcext:value-type="float">
            <text:p>0,674555063247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09" calcext:value-type="float">
            <text:p>50809</text:p>
          </table:table-cell>
          <table:table-cell office:value-type="float" office:value="97.8675" calcext:value-type="float">
            <text:p>97,8675</text:p>
          </table:table-cell>
          <table:table-cell office:value-type="float" office:value="4812" calcext:value-type="float">
            <text:p>4812</text:p>
          </table:table-cell>
          <table:table-cell table:formula="of:=[.J13] + [.M13] + [.P13] + [.H13]" office:value-type="float" office:value="1.83171211124768" calcext:value-type="float">
            <text:p>1,83171211124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6074" calcext:value-type="float">
            <text:p>1,61E-05</text:p>
          </table:table-cell>
          <table:table-cell office:value-type="float" office:value="2" calcext:value-type="float">
            <text:p>2</text:p>
          </table:table-cell>
          <table:table-cell office:value-type="float" office:value="0.015971915" calcext:value-type="float">
            <text:p>0,0159719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27790445" calcext:value-type="float">
            <text:p>0,127790445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0.983435153961181" calcext:value-type="float">
            <text:p>0,983435153961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1" calcext:value-type="float">
            <text:p>29991</text:p>
          </table:table-cell>
          <table:table-cell office:value-type="float" office:value="72.9045" calcext:value-type="float">
            <text:p>72,9045</text:p>
          </table:table-cell>
          <table:table-cell office:value-type="float" office:value="6204" calcext:value-type="float">
            <text:p>6204</text:p>
          </table:table-cell>
          <table:table-cell table:formula="of:=[.J14] + [.M14] + [.P14] + [.H14]" office:value-type="float" office:value="1.12721358796118" calcext:value-type="float">
            <text:p>1,127213587961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9" calcext:value-type="float">
            <text:p>1,90E-05</text:p>
          </table:table-cell>
          <table:table-cell office:value-type="float" office:value="2" calcext:value-type="float">
            <text:p>2</text:p>
          </table:table-cell>
          <table:table-cell office:value-type="float" office:value="0.01333631" calcext:value-type="float">
            <text:p>0,01333631</text:p>
          </table:table-cell>
          <table:table-cell office:value-type="float" office:value="15" calcext:value-type="float">
            <text:p>15</text:p>
          </table:table-cell>
          <table:table-cell office:value-type="float" office:value="151" calcext:value-type="float">
            <text:p>151</text:p>
          </table:table-cell>
          <table:table-cell office:value-type="float" office:value="2.727270829" calcext:value-type="float">
            <text:p>2,727270829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1.15328979492188" calcext:value-type="float">
            <text:p>1,153289794921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592" calcext:value-type="float">
            <text:p>37592</text:p>
          </table:table-cell>
          <table:table-cell office:value-type="float" office:value="84297" calcext:value-type="float">
            <text:p>84297</text:p>
          </table:table-cell>
          <table:table-cell office:value-type="float" office:value="6202" calcext:value-type="float">
            <text:p>6202</text:p>
          </table:table-cell>
          <table:table-cell table:formula="of:=[.J15] + [.M15] + [.P15] + [.H15]" office:value-type="float" office:value="3.89391593392188" calcext:value-type="float">
            <text:p>3,893915933921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8352" calcext:value-type="float">
            <text:p>2,84E-05</text:p>
          </table:table-cell>
          <table:table-cell office:value-type="float" office:value="0" calcext:value-type="float">
            <text:p>0</text:p>
          </table:table-cell>
          <table:table-cell office:value-type="float" office:value="0.004321647" calcext:value-type="float">
            <text:p>0,00432164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998334079" calcext:value-type="float">
            <text:p>0,998334079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5.1715190410614" calcext:value-type="float">
            <text:p>5,171519041061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3798" calcext:value-type="float">
            <text:p>53798</text:p>
          </table:table-cell>
          <table:table-cell office:value-type="float" office:value="115.2885" calcext:value-type="float">
            <text:p>115,2885</text:p>
          </table:table-cell>
          <table:table-cell office:value-type="float" office:value="7687" calcext:value-type="float">
            <text:p>7687</text:p>
          </table:table-cell>
          <table:table-cell table:formula="of:=[.J16] + [.M16] + [.P16] + [.H16]" office:value-type="float" office:value="6.1742031190614" calcext:value-type="float">
            <text:p>6,1742031190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975" calcext:value-type="float">
            <text:p>2,90E-05</text:p>
          </table:table-cell>
          <table:table-cell office:value-type="float" office:value="2" calcext:value-type="float">
            <text:p>2</text:p>
          </table:table-cell>
          <table:table-cell office:value-type="float" office:value="0.026524896" calcext:value-type="float">
            <text:p>0,026524896</text:p>
          </table:table-cell>
          <table:table-cell office:value-type="float" office:value="20" calcext:value-type="float">
            <text:p>20</text:p>
          </table:table-cell>
          <table:table-cell office:value-type="float" office:value="697" calcext:value-type="float">
            <text:p>697</text:p>
          </table:table-cell>
          <table:table-cell office:value-type="float" office:value="96.299107302" calcext:value-type="float">
            <text:p>96,299107302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5.5857129096985" calcext:value-type="float">
            <text:p>15,58571290969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510" calcext:value-type="float">
            <text:p>55510</text:p>
          </table:table-cell>
          <table:table-cell office:value-type="float" office:value="118.122" calcext:value-type="float">
            <text:p>118,122</text:p>
          </table:table-cell>
          <table:table-cell office:value-type="float" office:value="7746" calcext:value-type="float">
            <text:p>7746</text:p>
          </table:table-cell>
          <table:table-cell table:formula="of:=[.J17] + [.M17] + [.P17] + [.H17]" office:value-type="float" office:value="111.911374082698" calcext:value-type="float">
            <text:p>111,911374082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221" calcext:value-type="float">
            <text:p>1,62E-05</text:p>
          </table:table-cell>
          <table:table-cell office:value-type="float" office:value="10" calcext:value-type="float">
            <text:p>10</text:p>
          </table:table-cell>
          <table:table-cell office:value-type="float" office:value="0.091878319" calcext:value-type="float">
            <text:p>0,09187831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498853287" calcext:value-type="float">
            <text:p>0,498853287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office:value-type="float" office:value="4.14988899230957" calcext:value-type="float">
            <text:p>4,1498889923095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0451" calcext:value-type="float">
            <text:p>50451</text:p>
          </table:table-cell>
          <table:table-cell office:value-type="float" office:value="116757" calcext:value-type="float">
            <text:p>116757</text:p>
          </table:table-cell>
          <table:table-cell office:value-type="float" office:value="9129" calcext:value-type="float">
            <text:p>9129</text:p>
          </table:table-cell>
          <table:table-cell table:formula="of:=[.J18] + [.M18] + [.P18] + [.H18]" office:value-type="float" office:value="4.74063681930957" calcext:value-type="float">
            <text:p>4,7406368193095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7402" calcext:value-type="float">
            <text:p>1,74E-05</text:p>
          </table:table-cell>
          <table:table-cell office:value-type="float" office:value="4" calcext:value-type="float">
            <text:p>4</text:p>
          </table:table-cell>
          <table:table-cell office:value-type="float" office:value="0.043806181" calcext:value-type="float">
            <text:p>0,043806181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1.058490071" calcext:value-type="float">
            <text:p>1,058490071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office:value-type="float" office:value="1.53644895553589" calcext:value-type="float">
            <text:p>1,53644895553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86" calcext:value-type="float">
            <text:p>37786</text:p>
          </table:table-cell>
          <table:table-cell office:value-type="float" office:value="87.4995" calcext:value-type="float">
            <text:p>87,4995</text:p>
          </table:table-cell>
          <table:table-cell office:value-type="float" office:value="6849" calcext:value-type="float">
            <text:p>6849</text:p>
          </table:table-cell>
          <table:table-cell table:formula="of:=[.J19] + [.M19] + [.P19] + [.H19]" office:value-type="float" office:value="2.63876260953589" calcext:value-type="float">
            <text:p>2,638762609535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30404" calcext:value-type="float">
            <text:p>3,04E-05</text:p>
          </table:table-cell>
          <table:table-cell office:value-type="float" office:value="5" calcext:value-type="float">
            <text:p>5</text:p>
          </table:table-cell>
          <table:table-cell office:value-type="float" office:value="0.039054125" calcext:value-type="float">
            <text:p>0,039054125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float" office:value="5.510713634" calcext:value-type="float">
            <text:p>5,510713634</text:p>
          </table:table-cell>
          <table:table-cell office:value-type="float" office:value="1134" calcext:value-type="float">
            <text:p>1134</text:p>
          </table:table-cell>
          <table:table-cell office:value-type="float" office:value="20" calcext:value-type="float">
            <text:p>20</text:p>
          </table:table-cell>
          <table:table-cell office:value-type="float" office:value="11.7770528793335" calcext:value-type="float">
            <text:p>11,77705287933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7167" calcext:value-type="float">
            <text:p>47167</text:p>
          </table:table-cell>
          <table:table-cell office:value-type="float" office:value="110.544" calcext:value-type="float">
            <text:p>110,544</text:p>
          </table:table-cell>
          <table:table-cell office:value-type="float" office:value="8843" calcext:value-type="float">
            <text:p>8843</text:p>
          </table:table-cell>
          <table:table-cell table:formula="of:=[.J20] + [.M20] + [.P20] + [.H20]" office:value-type="float" office:value="17.3268510423335" calcext:value-type="float">
            <text:p>17,32685104233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606" calcext:value-type="float">
            <text:p>2,86E-05</text:p>
          </table:table-cell>
          <table:table-cell office:value-type="float" office:value="7" calcext:value-type="float">
            <text:p>7</text:p>
          </table:table-cell>
          <table:table-cell office:value-type="float" office:value="0.051717227" calcext:value-type="float">
            <text:p>0,051717227</text:p>
          </table:table-cell>
          <table:table-cell office:value-type="float" office:value="20" calcext:value-type="float">
            <text:p>20</text:p>
          </table:table-cell>
          <table:table-cell office:value-type="float" office:value="766" calcext:value-type="float">
            <text:p>766</text:p>
          </table:table-cell>
          <table:table-cell office:value-type="float" office:value="90.273204237" calcext:value-type="float">
            <text:p>90,273204237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8.31737208366394" calcext:value-type="float">
            <text:p>8,3173720836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41" calcext:value-type="float">
            <text:p>31841</text:p>
          </table:table-cell>
          <table:table-cell office:value-type="float" office:value="89.4495" calcext:value-type="float">
            <text:p>89,4495</text:p>
          </table:table-cell>
          <table:table-cell office:value-type="float" office:value="9264" calcext:value-type="float">
            <text:p>9264</text:p>
          </table:table-cell>
          <table:table-cell table:formula="of:=[.J21] + [.M21] + [.P21] + [.H21]" office:value-type="float" office:value="98.6423221536639" calcext:value-type="float">
            <text:p>98,6423221536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467" calcext:value-type="float">
            <text:p>2,85E-05</text:p>
          </table:table-cell>
          <table:table-cell office:value-type="float" office:value="3" calcext:value-type="float">
            <text:p>3</text:p>
          </table:table-cell>
          <table:table-cell office:value-type="float" office:value="0.022059758" calcext:value-type="float">
            <text:p>0,022059758</text:p>
          </table:table-cell>
          <table:table-cell office:value-type="float" office:value="25" calcext:value-type="float">
            <text:p>25</text:p>
          </table:table-cell>
          <table:table-cell office:value-type="float" office:value="257" calcext:value-type="float">
            <text:p>257</text:p>
          </table:table-cell>
          <table:table-cell office:value-type="float" office:value="15.051587482" calcext:value-type="float">
            <text:p>15,05158748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.72282695770264" calcext:value-type="float">
            <text:p>9,7228269577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38" calcext:value-type="float">
            <text:p>47238</text:p>
          </table:table-cell>
          <table:table-cell office:value-type="float" office:value="118.737" calcext:value-type="float">
            <text:p>118,737</text:p>
          </table:table-cell>
          <table:table-cell office:value-type="float" office:value="10640" calcext:value-type="float">
            <text:p>10640</text:p>
          </table:table-cell>
          <table:table-cell table:formula="of:=[.J22] + [.M22] + [.P22] + [.H22]" office:value-type="float" office:value="24.7965026647026" calcext:value-type="float">
            <text:p>24,79650266470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9019" calcext:value-type="float">
            <text:p>2,90E-05</text:p>
          </table:table-cell>
          <table:table-cell office:value-type="float" office:value="2" calcext:value-type="float">
            <text:p>2</text:p>
          </table:table-cell>
          <table:table-cell office:value-type="float" office:value="0.019347176" calcext:value-type="float">
            <text:p>0,019347176</text:p>
          </table:table-cell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6.394918211" calcext:value-type="float">
            <text:p>6,394918211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4.04970693588257" calcext:value-type="float">
            <text:p>4,04970693588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87" calcext:value-type="float">
            <text:p>47487</text:p>
          </table:table-cell>
          <table:table-cell office:value-type="float" office:value="116.6175" calcext:value-type="float">
            <text:p>116,6175</text:p>
          </table:table-cell>
          <table:table-cell office:value-type="float" office:value="10086" calcext:value-type="float">
            <text:p>10086</text:p>
          </table:table-cell>
          <table:table-cell table:formula="of:=[.J23] + [.M23] + [.P23] + [.H23]" office:value-type="float" office:value="10.4640013418826" calcext:value-type="float">
            <text:p>10,4640013418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205" calcext:value-type="float">
            <text:p>2,82E-05</text:p>
          </table:table-cell>
          <table:table-cell office:value-type="float" office:value="4" calcext:value-type="float">
            <text:p>4</text:p>
          </table:table-cell>
          <table:table-cell office:value-type="float" office:value="0.041253787" calcext:value-type="float">
            <text:p>0,041253787</text:p>
          </table:table-cell>
          <table:table-cell office:value-type="float" office:value="25" calcext:value-type="float">
            <text:p>25</text:p>
          </table:table-cell>
          <table:table-cell office:value-type="float" office:value="242" calcext:value-type="float">
            <text:p>242</text:p>
          </table:table-cell>
          <table:table-cell office:value-type="float" office:value="20.13909291" calcext:value-type="float">
            <text:p>20,13909291</text:p>
          </table:table-cell>
          <table:table-cell office:value-type="float" office:value="174" calcext:value-type="float">
            <text:p>174</text:p>
          </table:table-cell>
          <table:table-cell office:value-type="float" office:value="25" calcext:value-type="float">
            <text:p>25</text:p>
          </table:table-cell>
          <table:table-cell office:value-type="float" office:value="13.0924301147461" calcext:value-type="float">
            <text:p>13,0924301147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42" calcext:value-type="float">
            <text:p>42842</text:p>
          </table:table-cell>
          <table:table-cell office:value-type="float" office:value="117.6915" calcext:value-type="float">
            <text:p>117,6915</text:p>
          </table:table-cell>
          <table:table-cell office:value-type="float" office:value="11873" calcext:value-type="float">
            <text:p>11873</text:p>
          </table:table-cell>
          <table:table-cell table:formula="of:=[.J24] + [.M24] + [.P24] + [.H24]" office:value-type="float" office:value="33.2728050167461" calcext:value-type="float">
            <text:p>33,27280501674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837" calcext:value-type="float">
            <text:p>1,68E-05</text:p>
          </table:table-cell>
          <table:table-cell office:value-type="float" office:value="8" calcext:value-type="float">
            <text:p>8</text:p>
          </table:table-cell>
          <table:table-cell office:value-type="float" office:value="0.061683446" calcext:value-type="float">
            <text:p>0,061683446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.036883532" calcext:value-type="float">
            <text:p>1,036883532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5.22632002830505" calcext:value-type="float">
            <text:p>5,2263200283050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698" calcext:value-type="float">
            <text:p>44698</text:p>
          </table:table-cell>
          <table:table-cell office:value-type="float" office:value="115.8" calcext:value-type="float">
            <text:p>115,8</text:p>
          </table:table-cell>
          <table:table-cell office:value-type="float" office:value="10834" calcext:value-type="float">
            <text:p>10834</text:p>
          </table:table-cell>
          <table:table-cell table:formula="of:=[.J25] + [.M25] + [.P25] + [.H25]" office:value-type="float" office:value="6.32490384330505" calcext:value-type="float">
            <text:p>6,32490384330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1667" calcext:value-type="float">
            <text:p>1,67E-02</text:p>
          </table:table-cell>
          <table:table-cell office:value-type="float" office:value="9" calcext:value-type="float">
            <text:p>9</text:p>
          </table:table-cell>
          <table:table-cell office:value-type="float" office:value="0.116481679" calcext:value-type="float">
            <text:p>0,116481679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7.08378783" calcext:value-type="float">
            <text:p>7,08378783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.06145620346069" calcext:value-type="float">
            <text:p>7,06145620346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56" calcext:value-type="float">
            <text:p>43556</text:p>
          </table:table-cell>
          <table:table-cell office:value-type="float" office:value="117.984" calcext:value-type="float">
            <text:p>117,984</text:p>
          </table:table-cell>
          <table:table-cell office:value-type="float" office:value="11700" calcext:value-type="float">
            <text:p>11700</text:p>
          </table:table-cell>
          <table:table-cell table:formula="of:=[.J26] + [.M26] + [.P26] + [.H26]" office:value-type="float" office:value="14.2783957124607" calcext:value-type="float">
            <text:p>14,27839571246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791" calcext:value-type="float">
            <text:p>1,68E-05</text:p>
          </table:table-cell>
          <table:table-cell office:value-type="float" office:value="15" calcext:value-type="float">
            <text:p>15</text:p>
          </table:table-cell>
          <table:table-cell office:value-type="float" office:value="0.199097898" calcext:value-type="float">
            <text:p>0,199097898</text:p>
          </table:table-cell>
          <table:table-cell office:value-type="float" office:value="30" calcext:value-type="float">
            <text:p>30</text:p>
          </table:table-cell>
          <table:table-cell office:value-type="float" office:value="693" calcext:value-type="float">
            <text:p>693</text:p>
          </table:table-cell>
          <table:table-cell office:value-type="float" office:value="175.059647533" calcext:value-type="float">
            <text:p>175,059647533</text:p>
          </table:table-cell>
          <table:table-cell office:value-type="float" office:value="201" calcext:value-type="float">
            <text:p>201</text:p>
          </table:table-cell>
          <table:table-cell office:value-type="float" office:value="30" calcext:value-type="float">
            <text:p>30</text:p>
          </table:table-cell>
          <table:table-cell office:value-type="float" office:value="52.3545858860016" calcext:value-type="float">
            <text:p>52,35458588600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175" calcext:value-type="float">
            <text:p>36175</text:p>
          </table:table-cell>
          <table:table-cell office:value-type="float" office:value="117.9465" calcext:value-type="float">
            <text:p>117,9465</text:p>
          </table:table-cell>
          <table:table-cell office:value-type="float" office:value="14152" calcext:value-type="float">
            <text:p>14152</text:p>
          </table:table-cell>
          <table:table-cell table:formula="of:=[.J27] + [.M27] + [.P27] + [.H27]" office:value-type="float" office:value="227.613348108002" calcext:value-type="float">
            <text:p>227,6133481080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5938" calcext:value-type="float">
            <text:p>1,59E-05</text:p>
          </table:table-cell>
          <table:table-cell office:value-type="float" office:value="15" calcext:value-type="float">
            <text:p>15</text:p>
          </table:table-cell>
          <table:table-cell office:value-type="float" office:value="0.23018844" calcext:value-type="float">
            <text:p>0,23018844</text:p>
          </table:table-cell>
          <table:table-cell office:value-type="float" office:value="30" calcext:value-type="float">
            <text:p>30</text:p>
          </table:table-cell>
          <table:table-cell office:value-type="float" office:value="1046" calcext:value-type="float">
            <text:p>1046</text:p>
          </table:table-cell>
          <table:table-cell office:value-type="float" office:value="240.46183628" calcext:value-type="float">
            <text:p>240,46183628</text:p>
          </table:table-cell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49.6161780357361" calcext:value-type="float">
            <text:p>49,61617803573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513" calcext:value-type="float">
            <text:p>40513</text:p>
          </table:table-cell>
          <table:table-cell office:value-type="float" office:value="119.724" calcext:value-type="float">
            <text:p>119,724</text:p>
          </table:table-cell>
          <table:table-cell office:value-type="float" office:value="13101" calcext:value-type="float">
            <text:p>13101</text:p>
          </table:table-cell>
          <table:table-cell table:formula="of:=[.J28] + [.M28] + [.P28] + [.H28]" office:value-type="float" office:value="290.308218693736" calcext:value-type="float">
            <text:p>290,3082186937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7069" calcext:value-type="float">
            <text:p>1,71E-05</text:p>
          </table:table-cell>
          <table:table-cell office:value-type="float" office:value="8" calcext:value-type="float">
            <text:p>8</text:p>
          </table:table-cell>
          <table:table-cell office:value-type="float" office:value="0.139198201" calcext:value-type="float">
            <text:p>0,139198201</text:p>
          </table:table-cell>
          <table:table-cell office:value-type="float" office:value="30" calcext:value-type="float">
            <text:p>30</text:p>
          </table:table-cell>
          <table:table-cell office:value-type="float" office:value="1788" calcext:value-type="float">
            <text:p>1788</text:p>
          </table:table-cell>
          <table:table-cell office:value-type="float" office:value="1021.980014928" calcext:value-type="float">
            <text:p>1021,980014928</text:p>
          </table:table-cell>
          <table:table-cell office:value-type="float" office:value="317" calcext:value-type="float">
            <text:p>317</text:p>
          </table:table-cell>
          <table:table-cell office:value-type="float" office:value="30" calcext:value-type="float">
            <text:p>30</text:p>
          </table:table-cell>
          <table:table-cell office:value-type="float" office:value="103.474931001663" calcext:value-type="float">
            <text:p>103,47493100166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1677" calcext:value-type="float">
            <text:p>31677</text:p>
          </table:table-cell>
          <table:table-cell office:value-type="float" office:value="117.621" calcext:value-type="float">
            <text:p>117,621</text:p>
          </table:table-cell>
          <table:table-cell office:value-type="float" office:value="15579" calcext:value-type="float">
            <text:p>15579</text:p>
          </table:table-cell>
          <table:table-cell table:formula="of:=[.J29] + [.M29] + [.P29] + [.H29]" office:value-type="float" office:value="1125.59416119966" calcext:value-type="float">
            <text:p>1125,5941611996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826" calcext:value-type="float">
            <text:p>1,68E-05</text:p>
          </table:table-cell>
          <table:table-cell office:value-type="float" office:value="31" calcext:value-type="float">
            <text:p>31</text:p>
          </table:table-cell>
          <table:table-cell office:value-type="float" office:value="0.566978244" calcext:value-type="float">
            <text:p>0,566978244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11.768669916" calcext:value-type="float">
            <text:p>11,768669916</text:p>
          </table:table-cell>
          <table:table-cell office:value-type="float" office:value="231" calcext:value-type="float">
            <text:p>231</text:p>
          </table:table-cell>
          <table:table-cell office:value-type="float" office:value="30" calcext:value-type="float">
            <text:p>30</text:p>
          </table:table-cell>
          <table:table-cell office:value-type="float" office:value="16.3738820552826" calcext:value-type="float">
            <text:p>16,37388205528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8596" calcext:value-type="float">
            <text:p>38596</text:p>
          </table:table-cell>
          <table:table-cell office:value-type="float" office:value="119.2155" calcext:value-type="float">
            <text:p>119,2155</text:p>
          </table:table-cell>
          <table:table-cell office:value-type="float" office:value="13627" calcext:value-type="float">
            <text:p>13627</text:p>
          </table:table-cell>
          <table:table-cell table:formula="of:=[.J30] + [.M30] + [.P30] + [.H30]" office:value-type="float" office:value="28.7095470412826" calcext:value-type="float">
            <text:p>28,70954704128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7066" calcext:value-type="float">
            <text:p>1,71E-05</text:p>
          </table:table-cell>
          <table:table-cell office:value-type="float" office:value="9" calcext:value-type="float">
            <text:p>9</text:p>
          </table:table-cell>
          <table:table-cell office:value-type="float" office:value="0.083326332" calcext:value-type="float">
            <text:p>0,083326332</text:p>
          </table:table-cell>
          <table:table-cell office:value-type="float" office:value="30" calcext:value-type="float">
            <text:p>30</text:p>
          </table:table-cell>
          <table:table-cell office:value-type="float" office:value="890" calcext:value-type="float">
            <text:p>890</text:p>
          </table:table-cell>
          <table:table-cell office:value-type="float" office:value="187.945461448" calcext:value-type="float">
            <text:p>187,945461448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24.5636041164398" calcext:value-type="float">
            <text:p>24,56360411643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409" calcext:value-type="float">
            <text:p>38409</text:p>
          </table:table-cell>
          <table:table-cell office:value-type="float" office:value="118.3005" calcext:value-type="float">
            <text:p>118,3005</text:p>
          </table:table-cell>
          <table:table-cell office:value-type="float" office:value="13486" calcext:value-type="float">
            <text:p>13486</text:p>
          </table:table-cell>
          <table:table-cell table:formula="of:=[.J31] + [.M31] + [.P31] + [.H31]" office:value-type="float" office:value="212.59240896244" calcext:value-type="float">
            <text:p>212,59240896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731" calcext:value-type="float">
            <text:p>1,67E-05</text:p>
          </table:table-cell>
          <table:table-cell office:value-type="float" office:value="13" calcext:value-type="float">
            <text:p>13</text:p>
          </table:table-cell>
          <table:table-cell office:value-type="float" office:value="0.171689651" calcext:value-type="float">
            <text:p>0,171689651</text:p>
          </table:table-cell>
          <table:table-cell office:value-type="float" office:value="35" calcext:value-type="float">
            <text:p>35</text:p>
          </table:table-cell>
          <table:table-cell office:value-type="float" office:value="367" calcext:value-type="float">
            <text:p>367</text:p>
          </table:table-cell>
          <table:table-cell office:value-type="float" office:value="64.451290381" calcext:value-type="float">
            <text:p>64,451290381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25.095232963562" calcext:value-type="float">
            <text:p>25,0952329635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888" calcext:value-type="float">
            <text:p>35888</text:p>
          </table:table-cell>
          <table:table-cell office:value-type="float" office:value="119739" calcext:value-type="float">
            <text:p>119739</text:p>
          </table:table-cell>
          <table:table-cell office:value-type="float" office:value="14646" calcext:value-type="float">
            <text:p>14646</text:p>
          </table:table-cell>
          <table:table-cell table:formula="of:=[.J32] + [.M32] + [.P32] + [.H32]" office:value-type="float" office:value="89.718229726562" calcext:value-type="float">
            <text:p>89,718229726562</text:p>
          </table:table-cell>
        </table:table-row>
      </table:table>
      <table:table table:name="Campinas - relaxed max-flow separation" table:style-name="ta1">
        <table:table-column table:style-name="co18" table:number-columns-repeated="7" table:default-cell-style-name="Default"/>
        <table:table-column table:style-name="co18" table:default-cell-style-name="ce3"/>
        <table:table-column table:style-name="co18" table:number-columns-repeated="14" table:default-cell-style-name="Default"/>
        <table:table-row table:style-name="ro1">
          <table:table-cell office:value-type="string" calcext:value-type="string">
            <text:p><text:s/>:instance </text:p>
          </table:table-cell>
          <table:table-cell office:value-type="string" calcext:value-type="string">
            <text:p><text:s/>:|V| </text:p>
          </table:table-cell>
          <table:table-cell office:value-type="string" calcext:value-type="string">
            <text:p><text:s/>:|A| </text:p>
          </table:table-cell>
          <table:table-cell office:value-type="string" calcext:value-type="string">
            <text:p><text:s/>:|B| </text:p>
          </table:table-cell>
          <table:table-cell office:value-type="string" calcext:value-type="string">
            <text:p><text:s/>:T </text:p>
          </table:table-cell>
          <table:table-cell office:value-type="string" calcext:value-type="string">
            <text:p><text:s/>:initialLP </text:p>
          </table:table-cell>
          <table:table-cell office:value-type="string" calcext:value-type="string">
            <text:p><text:s/>:yLP </text:p>
          </table:table-cell>
          <table:table-cell table:style-name="Default" office:value-type="string" calcext:value-type="string">
            <text:p><text:s/>:yLPTime </text:p>
          </table:table-cell>
          <table:table-cell office:value-type="string" calcext:value-type="string">
            <text:p><text:s/>:intersectionCuts </text:p>
          </table:table-cell>
          <table:table-cell office:value-type="string" calcext:value-type="string">
            <text:p><text:s/>:intersectionCutsTime </text:p>
          </table:table-cell>
          <table:table-cell office:value-type="string" calcext:value-type="string">
            <text:p><text:s/>:maxFlowLP </text:p>
          </table:table-cell>
          <table:table-cell office:value-type="string" calcext:value-type="string">
            <text:p><text:s/>:maxFlowCuts </text:p>
          </table:table-cell>
          <table:table-cell office:value-type="string" calcext:value-type="string">
            <text:p><text:s/>:maxFlowCutsTime </text:p>
          </table:table-cell>
          <table:table-cell office:value-type="string" calcext:value-type="string">
            <text:p><text:s/>:lazyCuts </text:p>
          </table:table-cell>
          <table:table-cell office:value-type="string" calcext:value-type="string">
            <text:p><text:s/>:cost </text:p>
          </table:table-cell>
          <table:table-cell office:value-type="string" calcext:value-type="string">
            <text:p><text:s/>:solverTime </text:p>
          </table:table-cell>
          <table:table-cell office:value-type="string" calcext:value-type="string">
            <text:p><text:s/>:relativeGAP </text:p>
          </table:table-cell>
          <table:table-cell office:value-type="string" calcext:value-type="string">
            <text:p><text:s/>:nodeCount </text:p>
          </table:table-cell>
          <table:table-cell office:value-type="string" calcext:value-type="string">
            <text:p><text:s/>:meters </text:p>
          </table:table-cell>
          <table:table-cell office:value-type="string" calcext:value-type="string">
            <text:p><text:s/>:tourMinutes </text:p>
          </table:table-cell>
          <table:table-cell office:value-type="string" calcext:value-type="string">
            <text:p><text:s/>:blocksMeters</text:p>
          </table:table-cell>
          <table:table-cell office:value-type="string" calcext:value-type="string">
            <text:p>: complet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9826" calcext:value-type="float">
            <text:p>2,98E-05</text:p>
          </table:table-cell>
          <table:table-cell office:value-type="float" office:value="0" calcext:value-type="float">
            <text:p>0</text:p>
          </table:table-cell>
          <table:table-cell office:value-type="float" office:value="0.003124614" calcext:value-type="float">
            <text:p>0,0031246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454719635" calcext:value-type="float">
            <text:p>2,45471963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.89635300636292" calcext:value-type="float">
            <text:p>2,89635300636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59" calcext:value-type="float">
            <text:p>13659</text:p>
          </table:table-cell>
          <table:table-cell office:value-type="float" office:value="30.555" calcext:value-type="float">
            <text:p>30,555</text:p>
          </table:table-cell>
          <table:table-cell office:value-type="float" office:value="2237" calcext:value-type="float">
            <text:p>2237</text:p>
          </table:table-cell>
          <table:table-cell table:formula="of:=[.J2] + [.M2] + [.P2] + [.H2]" office:value-type="float" office:value="5.35422708136291" calcext:value-type="float">
            <text:p>5,35422708136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068" calcext:value-type="float">
            <text:p>6,80E-06</text:p>
          </table:table-cell>
          <table:table-cell office:value-type="float" office:value="1" calcext:value-type="float">
            <text:p>1</text:p>
          </table:table-cell>
          <table:table-cell office:value-type="float" office:value="0.006093638" calcext:value-type="float">
            <text:p>0,00609363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73283078" calcext:value-type="float">
            <text:p>0,37328307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236508846282959" calcext:value-type="float">
            <text:p>0,023650884628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5" calcext:value-type="float">
            <text:p>11535</text:p>
          </table:table-cell>
          <table:table-cell office:value-type="float" office:value="24.84" calcext:value-type="float">
            <text:p>24,84</text:p>
          </table:table-cell>
          <table:table-cell office:value-type="float" office:value="1675" calcext:value-type="float">
            <text:p>1675</text:p>
          </table:table-cell>
          <table:table-cell table:formula="of:=[.J3] + [.M3] + [.P3] + [.H3]" office:value-type="float" office:value="0.403034400628296" calcext:value-type="float">
            <text:p>0,4030344006282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6958" calcext:value-type="float">
            <text:p>6,96E-03</text:p>
          </table:table-cell>
          <table:table-cell office:value-type="float" office:value="0" calcext:value-type="float">
            <text:p>0</text:p>
          </table:table-cell>
          <table:table-cell office:value-type="float" office:value="0.003152016" calcext:value-type="float">
            <text:p>0,003152016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0.03663718" calcext:value-type="float">
            <text:p>0,0366371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.103738069534302" calcext:value-type="float">
            <text:p>0,103738069534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91" calcext:value-type="float">
            <text:p>6491</text:p>
          </table:table-cell>
          <table:table-cell office:value-type="float" office:value="17.8905" calcext:value-type="float">
            <text:p>17,8905</text:p>
          </table:table-cell>
          <table:table-cell office:value-type="float" office:value="1812" calcext:value-type="float">
            <text:p>1812</text:p>
          </table:table-cell>
          <table:table-cell table:formula="of:=[.J4] + [.M4] + [.P4] + [.H4]" office:value-type="float" office:value="0.150485265534302" calcext:value-type="float">
            <text:p>0,150485265534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2862" calcext:value-type="float">
            <text:p>286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10197" calcext:value-type="float">
            <text:p>1,02E-05</text:p>
          </table:table-cell>
          <table:table-cell office:value-type="float" office:value="0" calcext:value-type="float">
            <text:p>0</text:p>
          </table:table-cell>
          <table:table-cell office:value-type="float" office:value="0.003153238" calcext:value-type="float">
            <text:p>0,0031532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48774936" calcext:value-type="float">
            <text:p>0,048774936</text:p>
          </table:table-cell>
          <table:table-cell office:value-type="float" office:value="799" calcext:value-type="float">
            <text:p>799</text:p>
          </table:table-cell>
          <table:table-cell office:value-type="float" office:value="5" calcext:value-type="float">
            <text:p>5</text:p>
          </table:table-cell>
          <table:table-cell office:value-type="float" office:value="0.629969120025635" calcext:value-type="float">
            <text:p>0,62996912002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66" calcext:value-type="float">
            <text:p>12766</text:p>
          </table:table-cell>
          <table:table-cell office:value-type="float" office:value="27033" calcext:value-type="float">
            <text:p>27033</text:p>
          </table:table-cell>
          <table:table-cell office:value-type="float" office:value="1752" calcext:value-type="float">
            <text:p>1752</text:p>
          </table:table-cell>
          <table:table-cell table:formula="of:=[.J5] + [.M5] + [.P5] + [.H5]" office:value-type="float" office:value="0.681907491025635" calcext:value-type="float">
            <text:p>0,681907491025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2070" calcext:value-type="float">
            <text:p>207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026934" calcext:value-type="float">
            <text:p>2,69E-05</text:p>
          </table:table-cell>
          <table:table-cell office:value-type="float" office:value="0" calcext:value-type="float">
            <text:p>0</text:p>
          </table:table-cell>
          <table:table-cell office:value-type="float" office:value="0.003061837" calcext:value-type="float">
            <text:p>0,00306183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088501131" calcext:value-type="float">
            <text:p>0,0885011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457139015197754" calcext:value-type="float">
            <text:p>0,045713901519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9" calcext:value-type="float">
            <text:p>14129</text:p>
          </table:table-cell>
          <table:table-cell office:value-type="float" office:value="31.386" calcext:value-type="float">
            <text:p>31,386</text:p>
          </table:table-cell>
          <table:table-cell office:value-type="float" office:value="2265" calcext:value-type="float">
            <text:p>2265</text:p>
          </table:table-cell>
          <table:table-cell table:formula="of:=[.J6] + [.M6] + [.P6] + [.H6]" office:value-type="float" office:value="0.137303803519775" calcext:value-type="float">
            <text:p>0,1373038035197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3110" calcext:value-type="float">
            <text:p>1311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6451" calcext:value-type="float">
            <text:p>1,65E-05</text:p>
          </table:table-cell>
          <table:table-cell office:value-type="float" office:value="2" calcext:value-type="float">
            <text:p>2</text:p>
          </table:table-cell>
          <table:table-cell office:value-type="float" office:value="0.012841209" calcext:value-type="float">
            <text:p>0,012841209</text:p>
          </table:table-cell>
          <table:table-cell office:value-type="float" office:value="10" calcext:value-type="float">
            <text:p>10</text:p>
          </table:table-cell>
          <table:table-cell office:value-type="float" office:value="131" calcext:value-type="float">
            <text:p>131</text:p>
          </table:table-cell>
          <table:table-cell office:value-type="float" office:value="0.656347459" calcext:value-type="float">
            <text:p>0,656347459</text:p>
          </table:table-cell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2.4823739528656" calcext:value-type="float">
            <text:p>2,482373952865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7293" calcext:value-type="float">
            <text:p>37293</text:p>
          </table:table-cell>
          <table:table-cell office:value-type="float" office:value="87.3945" calcext:value-type="float">
            <text:p>87,3945</text:p>
          </table:table-cell>
          <table:table-cell office:value-type="float" office:value="6990" calcext:value-type="float">
            <text:p>6990</text:p>
          </table:table-cell>
          <table:table-cell table:formula="of:=[.J7] + [.M7] + [.P7] + [.H7]" office:value-type="float" office:value="3.1515790718656" calcext:value-type="float">
            <text:p>3,1515790718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700" calcext:value-type="float">
            <text:p>570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17772" calcext:value-type="float">
            <text:p>1,78E-05</text:p>
          </table:table-cell>
          <table:table-cell office:value-type="float" office:value="1" calcext:value-type="float">
            <text:p>1</text:p>
          </table:table-cell>
          <table:table-cell office:value-type="float" office:value="0.007978734" calcext:value-type="float">
            <text:p>0,007978734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43414094" calcext:value-type="float">
            <text:p>0,43414094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40573787689209" calcext:value-type="float">
            <text:p>0,40573787689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24" calcext:value-type="float">
            <text:p>21724</text:p>
          </table:table-cell>
          <table:table-cell office:value-type="float" office:value="54.951" calcext:value-type="float">
            <text:p>54,951</text:p>
          </table:table-cell>
          <table:table-cell office:value-type="float" office:value="4970" calcext:value-type="float">
            <text:p>4970</text:p>
          </table:table-cell>
          <table:table-cell table:formula="of:=[.J8] + [.M8] + [.P8] + [.H8]" office:value-type="float" office:value="0.84787532289209" calcext:value-type="float">
            <text:p>0,847875322892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2644" calcext:value-type="float">
            <text:p>2,26E-05</text:p>
          </table:table-cell>
          <table:table-cell office:value-type="float" office:value="1" calcext:value-type="float">
            <text:p>1</text:p>
          </table:table-cell>
          <table:table-cell office:value-type="float" office:value="0.008368418" calcext:value-type="float">
            <text:p>0,0083684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201437628" calcext:value-type="float">
            <text:p>0,201437628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0.586535930633545" calcext:value-type="float">
            <text:p>0,586535930633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23" calcext:value-type="float">
            <text:p>23823</text:p>
          </table:table-cell>
          <table:table-cell office:value-type="float" office:value="58.257" calcext:value-type="float">
            <text:p>58,257</text:p>
          </table:table-cell>
          <table:table-cell office:value-type="float" office:value="5005" calcext:value-type="float">
            <text:p>5005</text:p>
          </table:table-cell>
          <table:table-cell table:formula="of:=[.J9] + [.M9] + [.P9] + [.H9]" office:value-type="float" office:value="0.796364620633545" calcext:value-type="float">
            <text:p>0,796364620633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5" calcext:value-type="float">
            <text:p>95</text:p>
          </table:table-cell>
          <table:table-cell office:value-type="float" office:value="8930" calcext:value-type="float">
            <text:p>893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027229" calcext:value-type="float">
            <text:p>2,72E-05</text:p>
          </table:table-cell>
          <table:table-cell office:value-type="float" office:value="2" calcext:value-type="float">
            <text:p>2</text:p>
          </table:table-cell>
          <table:table-cell office:value-type="float" office:value="0.015103964" calcext:value-type="float">
            <text:p>0,015103964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.49699045" calcext:value-type="float">
            <text:p>0,4969904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509100914001465" calcext:value-type="float">
            <text:p>0,50910091400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19" calcext:value-type="float">
            <text:p>23919</text:p>
          </table:table-cell>
          <table:table-cell office:value-type="float" office:value="56.124" calcext:value-type="float">
            <text:p>56,124</text:p>
          </table:table-cell>
          <table:table-cell office:value-type="float" office:value="4499" calcext:value-type="float">
            <text:p>4499</text:p>
          </table:table-cell>
          <table:table-cell table:formula="of:=[.J10] + [.M10] + [.P10] + [.H10]" office:value-type="float" office:value="1.02122255700146" calcext:value-type="float">
            <text:p>1,021222557001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4290" calcext:value-type="float">
            <text:p>429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1658" calcext:value-type="float">
            <text:p>1,66E-02</text:p>
          </table:table-cell>
          <table:table-cell office:value-type="float" office:value="1" calcext:value-type="float">
            <text:p>1</text:p>
          </table:table-cell>
          <table:table-cell office:value-type="float" office:value="0.008502718" calcext:value-type="float">
            <text:p>0,008502718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0.241211683" calcext:value-type="float">
            <text:p>0,241211683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0.251047134399414" calcext:value-type="float">
            <text:p>0,2510471343994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658" calcext:value-type="float">
            <text:p>27658</text:p>
          </table:table-cell>
          <table:table-cell office:value-type="float" office:value="55.5765" calcext:value-type="float">
            <text:p>55,5765</text:p>
          </table:table-cell>
          <table:table-cell office:value-type="float" office:value="3131" calcext:value-type="float">
            <text:p>3131</text:p>
          </table:table-cell>
          <table:table-cell table:formula="of:=[.J11] + [.M11] + [.P11] + [.H11]" office:value-type="float" office:value="0.517341535399414" calcext:value-type="float">
            <text:p>0,5173415353994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17822" calcext:value-type="float">
            <text:p>1782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5756" calcext:value-type="float">
            <text:p>1,58E-05</text:p>
          </table:table-cell>
          <table:table-cell office:value-type="float" office:value="3" calcext:value-type="float">
            <text:p>3</text:p>
          </table:table-cell>
          <table:table-cell office:value-type="float" office:value="0.020965761" calcext:value-type="float">
            <text:p>0,02096576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.424834682" calcext:value-type="float">
            <text:p>1,424834682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.21663808822632" calcext:value-type="float">
            <text:p>1,2166380882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90" calcext:value-type="float">
            <text:p>39590</text:p>
          </table:table-cell>
          <table:table-cell office:value-type="float" office:value="84.9855" calcext:value-type="float">
            <text:p>84,9855</text:p>
          </table:table-cell>
          <table:table-cell office:value-type="float" office:value="5689" calcext:value-type="float">
            <text:p>5689</text:p>
          </table:table-cell>
          <table:table-cell table:formula="of:=[.J12] + [.M12] + [.P12] + [.H12]" office:value-type="float" office:value="2.66245428722632" calcext:value-type="float">
            <text:p>2,66245428722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20880" calcext:value-type="float">
            <text:p>2088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16698" calcext:value-type="float">
            <text:p>1,67E-05</text:p>
          </table:table-cell>
          <table:table-cell office:value-type="float" office:value="2" calcext:value-type="float">
            <text:p>2</text:p>
          </table:table-cell>
          <table:table-cell office:value-type="float" office:value="0.024987715" calcext:value-type="float">
            <text:p>0,024987715</text:p>
          </table:table-cell>
          <table:table-cell office:value-type="float" office:value="15" calcext:value-type="float">
            <text:p>15</text:p>
          </table:table-cell>
          <table:table-cell office:value-type="float" office:value="1348" calcext:value-type="float">
            <text:p>1348</text:p>
          </table:table-cell>
          <table:table-cell office:value-type="float" office:value="21.608608564" calcext:value-type="float">
            <text:p>21,60860856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.5360190868378" calcext:value-type="float">
            <text:p>16,5360190868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038" calcext:value-type="float">
            <text:p>39038</text:p>
          </table:table-cell>
          <table:table-cell office:value-type="float" office:value="80.211" calcext:value-type="float">
            <text:p>80,211</text:p>
          </table:table-cell>
          <table:table-cell office:value-type="float" office:value="4812" calcext:value-type="float">
            <text:p>4812</text:p>
          </table:table-cell>
          <table:table-cell table:formula="of:=[.J13] + [.M13] + [.P13] + [.H13]" office:value-type="float" office:value="38.1696320638378" calcext:value-type="float">
            <text:p>38,16963206383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office:value-type="float" office:value="14042" calcext:value-type="float">
            <text:p>14042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34113" calcext:value-type="float">
            <text:p>3,41E-05</text:p>
          </table:table-cell>
          <table:table-cell office:value-type="float" office:value="2" calcext:value-type="float">
            <text:p>2</text:p>
          </table:table-cell>
          <table:table-cell office:value-type="float" office:value="0.016510469" calcext:value-type="float">
            <text:p>0,0165104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07710161" calcext:value-type="float">
            <text:p>0,107710161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0.980848073959351" calcext:value-type="float">
            <text:p>0,980848073959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1" calcext:value-type="float">
            <text:p>29991</text:p>
          </table:table-cell>
          <table:table-cell office:value-type="float" office:value="72.9045" calcext:value-type="float">
            <text:p>72,9045</text:p>
          </table:table-cell>
          <table:table-cell office:value-type="float" office:value="6204" calcext:value-type="float">
            <text:p>6204</text:p>
          </table:table-cell>
          <table:table-cell table:formula="of:=[.J14] + [.M14] + [.P14] + [.H14]" office:value-type="float" office:value="1.10510281695935" calcext:value-type="float">
            <text:p>1,105102816959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" calcext:value-type="float">
            <text:p>105</text:p>
          </table:table-cell>
          <table:table-cell office:value-type="float" office:value="10920" calcext:value-type="float">
            <text:p>1092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813" calcext:value-type="float">
            <text:p>2,78E-05</text:p>
          </table:table-cell>
          <table:table-cell office:value-type="float" office:value="2" calcext:value-type="float">
            <text:p>2</text:p>
          </table:table-cell>
          <table:table-cell office:value-type="float" office:value="0.013627779" calcext:value-type="float">
            <text:p>0,0136277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72033243" calcext:value-type="float">
            <text:p>0,072033243</text:p>
          </table:table-cell>
          <table:table-cell office:value-type="float" office:value="1045" calcext:value-type="float">
            <text:p>1045</text:p>
          </table:table-cell>
          <table:table-cell office:value-type="float" office:value="15" calcext:value-type="float">
            <text:p>15</text:p>
          </table:table-cell>
          <table:table-cell office:value-type="float" office:value="4.32928395271301" calcext:value-type="float">
            <text:p>4,3292839527130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6609" calcext:value-type="float">
            <text:p>46609</text:p>
          </table:table-cell>
          <table:table-cell office:value-type="float" office:value="97.8225" calcext:value-type="float">
            <text:p>97,8225</text:p>
          </table:table-cell>
          <table:table-cell office:value-type="float" office:value="6202" calcext:value-type="float">
            <text:p>6202</text:p>
          </table:table-cell>
          <table:table-cell table:formula="of:=[.J15] + [.M15] + [.P15] + [.H15]" office:value-type="float" office:value="4.41497278771301" calcext:value-type="float">
            <text:p>4,41497278771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office:value-type="float" office:value="24806" calcext:value-type="float">
            <text:p>24806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027725" calcext:value-type="float">
            <text:p>2,77E-05</text:p>
          </table:table-cell>
          <table:table-cell office:value-type="float" office:value="0" calcext:value-type="float">
            <text:p>0</text:p>
          </table:table-cell>
          <table:table-cell office:value-type="float" office:value="0.003903866" calcext:value-type="float">
            <text:p>0,003903866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764728947" calcext:value-type="float">
            <text:p>0,764728947</text:p>
          </table:table-cell>
          <table:table-cell office:value-type="float" office:value="538" calcext:value-type="float">
            <text:p>538</text:p>
          </table:table-cell>
          <table:table-cell office:value-type="float" office:value="15" calcext:value-type="float">
            <text:p>15</text:p>
          </table:table-cell>
          <table:table-cell office:value-type="float" office:value="5.25917816162109" calcext:value-type="float">
            <text:p>5,2591781616210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460" calcext:value-type="float">
            <text:p>56460</text:p>
          </table:table-cell>
          <table:table-cell office:value-type="float" office:value="119.2815" calcext:value-type="float">
            <text:p>119,2815</text:p>
          </table:table-cell>
          <table:table-cell office:value-type="float" office:value="7687" calcext:value-type="float">
            <text:p>7687</text:p>
          </table:table-cell>
          <table:table-cell table:formula="of:=[.J16] + [.M16] + [.P16] + [.H16]" office:value-type="float" office:value="6.02783869962109" calcext:value-type="float">
            <text:p>6,027838699621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office:value-type="float" office:value="43890" calcext:value-type="float">
            <text:p>4389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067" calcext:value-type="float">
            <text:p>2,81E-05</text:p>
          </table:table-cell>
          <table:table-cell office:value-type="float" office:value="2" calcext:value-type="float">
            <text:p>2</text:p>
          </table:table-cell>
          <table:table-cell office:value-type="float" office:value="0.022497446" calcext:value-type="float">
            <text:p>0,022497446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548516431" calcext:value-type="float">
            <text:p>1,54851643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20277094841003" calcext:value-type="float">
            <text:p>6,20277094841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65" calcext:value-type="float">
            <text:p>54565</text:p>
          </table:table-cell>
          <table:table-cell office:value-type="float" office:value="116.7045" calcext:value-type="float">
            <text:p>116,7045</text:p>
          </table:table-cell>
          <table:table-cell office:value-type="float" office:value="7746" calcext:value-type="float">
            <text:p>7746</text:p>
          </table:table-cell>
          <table:table-cell table:formula="of:=[.J17] + [.M17] + [.P17] + [.H17]" office:value-type="float" office:value="7.77381289241003" calcext:value-type="float">
            <text:p>7,773812892410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office:value-type="float" office:value="23562" calcext:value-type="float">
            <text:p>2356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506" calcext:value-type="float">
            <text:p>1,65E-05</text:p>
          </table:table-cell>
          <table:table-cell office:value-type="float" office:value="10" calcext:value-type="float">
            <text:p>10</text:p>
          </table:table-cell>
          <table:table-cell office:value-type="float" office:value="0.079795759" calcext:value-type="float">
            <text:p>0,07979575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0.802029631" calcext:value-type="float">
            <text:p>0,80202963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.70350503921509" calcext:value-type="float">
            <text:p>2,70350503921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07" calcext:value-type="float">
            <text:p>51707</text:p>
          </table:table-cell>
          <table:table-cell office:value-type="float" office:value="118641" calcext:value-type="float">
            <text:p>118641</text:p>
          </table:table-cell>
          <table:table-cell office:value-type="float" office:value="9129" calcext:value-type="float">
            <text:p>9129</text:p>
          </table:table-cell>
          <table:table-cell table:formula="of:=[.J18] + [.M18] + [.P18] + [.H18]" office:value-type="float" office:value="3.58534693521509" calcext:value-type="float">
            <text:p>3,5853469352150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3" calcext:value-type="float">
            <text:p>133</text:p>
          </table:table-cell>
          <table:table-cell office:value-type="float" office:value="17556" calcext:value-type="float">
            <text:p>17556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7396" calcext:value-type="float">
            <text:p>1,74E-05</text:p>
          </table:table-cell>
          <table:table-cell office:value-type="float" office:value="4" calcext:value-type="float">
            <text:p>4</text:p>
          </table:table-cell>
          <table:table-cell office:value-type="float" office:value="0.027293944" calcext:value-type="float">
            <text:p>0,027293944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float" office:value="2.674888308" calcext:value-type="float">
            <text:p>2,674888308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6.97979998588562" calcext:value-type="float">
            <text:p>6,97979998588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07" calcext:value-type="float">
            <text:p>50307</text:p>
          </table:table-cell>
          <table:table-cell office:value-type="float" office:value="106281" calcext:value-type="float">
            <text:p>106281</text:p>
          </table:table-cell>
          <table:table-cell office:value-type="float" office:value="6849" calcext:value-type="float">
            <text:p>6849</text:p>
          </table:table-cell>
          <table:table-cell table:formula="of:=[.J19] + [.M19] + [.P19] + [.H19]" office:value-type="float" office:value="9.68199963388562" calcext:value-type="float">
            <text:p>9,681999633885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2" calcext:value-type="float">
            <text:p>152</text:p>
          </table:table-cell>
          <table:table-cell office:value-type="float" office:value="22952" calcext:value-type="float">
            <text:p>2295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28786" calcext:value-type="float">
            <text:p>2,88E-05</text:p>
          </table:table-cell>
          <table:table-cell office:value-type="float" office:value="5" calcext:value-type="float">
            <text:p>5</text:p>
          </table:table-cell>
          <table:table-cell office:value-type="float" office:value="0.042273347" calcext:value-type="float">
            <text:p>0,042273347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.586406289" calcext:value-type="float">
            <text:p>1,586406289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.32919502258301" calcext:value-type="float">
            <text:p>1,32919502258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05" calcext:value-type="float">
            <text:p>37105</text:p>
          </table:table-cell>
          <table:table-cell office:value-type="float" office:value="95.451" calcext:value-type="float">
            <text:p>95,451</text:p>
          </table:table-cell>
          <table:table-cell office:value-type="float" office:value="8843" calcext:value-type="float">
            <text:p>8843</text:p>
          </table:table-cell>
          <table:table-cell table:formula="of:=[.J20] + [.M20] + [.P20] + [.H20]" office:value-type="float" office:value="2.95790344458301" calcext:value-type="float">
            <text:p>2,957903444583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float" office:value="25122" calcext:value-type="float">
            <text:p>25122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.000016287" calcext:value-type="float">
            <text:p>1,63E-05</text:p>
          </table:table-cell>
          <table:table-cell office:value-type="float" office:value="7" calcext:value-type="float">
            <text:p>7</text:p>
          </table:table-cell>
          <table:table-cell office:value-type="float" office:value="0.053659207" calcext:value-type="float">
            <text:p>0,053659207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1.079516015" calcext:value-type="float">
            <text:p>1,079516015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.06749391555786" calcext:value-type="float">
            <text:p>1,06749391555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71" calcext:value-type="float">
            <text:p>34871</text:p>
          </table:table-cell>
          <table:table-cell office:value-type="float" office:value="93.9945" calcext:value-type="float">
            <text:p>93,9945</text:p>
          </table:table-cell>
          <table:table-cell office:value-type="float" office:value="9264" calcext:value-type="float">
            <text:p>9264</text:p>
          </table:table-cell>
          <table:table-cell table:formula="of:=[.J21] + [.M21] + [.P21] + [.H21]" office:value-type="float" office:value="2.20068542455786" calcext:value-type="float">
            <text:p>2,200685424557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 office:value-type="float" office:value="23870" calcext:value-type="float">
            <text:p>23870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7737" calcext:value-type="float">
            <text:p>2,77E-05</text:p>
          </table:table-cell>
          <table:table-cell office:value-type="float" office:value="3" calcext:value-type="float">
            <text:p>3</text:p>
          </table:table-cell>
          <table:table-cell office:value-type="float" office:value="0.021844815" calcext:value-type="float">
            <text:p>0,021844815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1.711677439" calcext:value-type="float">
            <text:p>1,711677439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3.59247207641602" calcext:value-type="float">
            <text:p>3,592472076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333" calcext:value-type="float">
            <text:p>47333</text:p>
          </table:table-cell>
          <table:table-cell office:value-type="float" office:value="118.8795" calcext:value-type="float">
            <text:p>118,8795</text:p>
          </table:table-cell>
          <table:table-cell office:value-type="float" office:value="10640" calcext:value-type="float">
            <text:p>10640</text:p>
          </table:table-cell>
          <table:table-cell table:formula="of:=[.J22] + [.M22] + [.P22] + [.H22]" office:value-type="float" office:value="5.32602206741602" calcext:value-type="float">
            <text:p>5,326022067416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43056" calcext:value-type="float">
            <text:p>430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28243" calcext:value-type="float">
            <text:p>2,82E-05</text:p>
          </table:table-cell>
          <table:table-cell office:value-type="float" office:value="2" calcext:value-type="float">
            <text:p>2</text:p>
          </table:table-cell>
          <table:table-cell office:value-type="float" office:value="0.019710726" calcext:value-type="float">
            <text:p>0,019710726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3.241582087" calcext:value-type="float">
            <text:p>3,241582087</text:p>
          </table:table-cell>
          <table:table-cell office:value-type="float" office:value="294" calcext:value-type="float">
            <text:p>294</text:p>
          </table:table-cell>
          <table:table-cell office:value-type="float" office:value="25" calcext:value-type="float">
            <text:p>25</text:p>
          </table:table-cell>
          <table:table-cell office:value-type="float" office:value="9.46187496185303" calcext:value-type="float">
            <text:p>9,4618749618530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405" calcext:value-type="float">
            <text:p>48405</text:p>
          </table:table-cell>
          <table:table-cell office:value-type="float" office:value="117.9945" calcext:value-type="float">
            <text:p>117,9945</text:p>
          </table:table-cell>
          <table:table-cell office:value-type="float" office:value="10086" calcext:value-type="float">
            <text:p>10086</text:p>
          </table:table-cell>
          <table:table-cell table:formula="of:=[.J23] + [.M23] + [.P23] + [.H23]" office:value-type="float" office:value="12.723196017853" calcext:value-type="float">
            <text:p>12,7231960178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8" calcext:value-type="float">
            <text:p>248</text:p>
          </table:table-cell>
          <table:table-cell office:value-type="float" office:value="61256" calcext:value-type="float">
            <text:p>6125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658" calcext:value-type="float">
            <text:p>1,67E-05</text:p>
          </table:table-cell>
          <table:table-cell office:value-type="float" office:value="4" calcext:value-type="float">
            <text:p>4</text:p>
          </table:table-cell>
          <table:table-cell office:value-type="float" office:value="0.042519908" calcext:value-type="float">
            <text:p>0,042519908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3.61314297" calcext:value-type="float">
            <text:p>3,6131429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.17393493652344" calcext:value-type="float">
            <text:p>6,17393493652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297" calcext:value-type="float">
            <text:p>42297</text:p>
          </table:table-cell>
          <table:table-cell office:value-type="float" office:value="116.874" calcext:value-type="float">
            <text:p>116,874</text:p>
          </table:table-cell>
          <table:table-cell office:value-type="float" office:value="11873" calcext:value-type="float">
            <text:p>11873</text:p>
          </table:table-cell>
          <table:table-cell table:formula="of:=[.J24] + [.M24] + [.P24] + [.H24]" office:value-type="float" office:value="9.82961447252344" calcext:value-type="float">
            <text:p>9,829614472523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office:value-type="float" office:value="34782" calcext:value-type="float">
            <text:p>3478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6306" calcext:value-type="float">
            <text:p>1,63E-05</text:p>
          </table:table-cell>
          <table:table-cell office:value-type="float" office:value="8" calcext:value-type="float">
            <text:p>8</text:p>
          </table:table-cell>
          <table:table-cell office:value-type="float" office:value="0.09639486" calcext:value-type="float">
            <text:p>0,09639486</text:p>
          </table:table-cell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office:value-type="float" office:value="4.086390709" calcext:value-type="float">
            <text:p>4,08639070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9.17392301559448" calcext:value-type="float">
            <text:p>9,173923015594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5455" calcext:value-type="float">
            <text:p>45455</text:p>
          </table:table-cell>
          <table:table-cell office:value-type="float" office:value="116.9355" calcext:value-type="float">
            <text:p>116,9355</text:p>
          </table:table-cell>
          <table:table-cell office:value-type="float" office:value="10834" calcext:value-type="float">
            <text:p>10834</text:p>
          </table:table-cell>
          <table:table-cell table:formula="of:=[.J25] + [.M25] + [.P25] + [.H25]" office:value-type="float" office:value="13.3567248905945" calcext:value-type="float">
            <text:p>13,35672489059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3" calcext:value-type="float">
            <text:p>223</text:p>
          </table:table-cell>
          <table:table-cell office:value-type="float" office:value="49506" calcext:value-type="float">
            <text:p>4950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.000015839" calcext:value-type="float">
            <text:p>1,58E-05</text:p>
          </table:table-cell>
          <table:table-cell office:value-type="float" office:value="9" calcext:value-type="float">
            <text:p>9</text:p>
          </table:table-cell>
          <table:table-cell office:value-type="float" office:value="0.117495601" calcext:value-type="float">
            <text:p>0,117495601</text:p>
          </table:table-cell>
          <table:table-cell office:value-type="float" office:value="25" calcext:value-type="float">
            <text:p>25</text:p>
          </table:table-cell>
          <table:table-cell office:value-type="float" office:value="378" calcext:value-type="float">
            <text:p>378</text:p>
          </table:table-cell>
          <table:table-cell office:value-type="float" office:value="10.701260166" calcext:value-type="float">
            <text:p>10,701260166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26.3316020965576" calcext:value-type="float">
            <text:p>26,33160209655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226" calcext:value-type="float">
            <text:p>44226</text:p>
          </table:table-cell>
          <table:table-cell office:value-type="float" office:value="118989" calcext:value-type="float">
            <text:p>118989</text:p>
          </table:table-cell>
          <table:table-cell office:value-type="float" office:value="11700" calcext:value-type="float">
            <text:p>11700</text:p>
          </table:table-cell>
          <table:table-cell table:formula="of:=[.J26] + [.M26] + [.P26] + [.H26]" office:value-type="float" office:value="37.1503737025576" calcext:value-type="float">
            <text:p>37,15037370255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4" calcext:value-type="float">
            <text:p>284</text:p>
          </table:table-cell>
          <table:table-cell office:value-type="float" office:value="80372" calcext:value-type="float">
            <text:p>803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305" calcext:value-type="float">
            <text:p>1,63E-05</text:p>
          </table:table-cell>
          <table:table-cell office:value-type="float" office:value="15" calcext:value-type="float">
            <text:p>15</text:p>
          </table:table-cell>
          <table:table-cell office:value-type="float" office:value="0.20479592" calcext:value-type="float">
            <text:p>0,20479592</text:p>
          </table:table-cell>
          <table:table-cell office:value-type="float" office:value="30" calcext:value-type="float">
            <text:p>30</text:p>
          </table:table-cell>
          <table:table-cell office:value-type="float" office:value="571" calcext:value-type="float">
            <text:p>571</text:p>
          </table:table-cell>
          <table:table-cell office:value-type="float" office:value="34.073187029" calcext:value-type="float">
            <text:p>34,073187029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56.7558310031891" calcext:value-type="float">
            <text:p>56,755831003189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966" calcext:value-type="float">
            <text:p>36966</text:p>
          </table:table-cell>
          <table:table-cell office:value-type="float" office:value="119133" calcext:value-type="float">
            <text:p>119133</text:p>
          </table:table-cell>
          <table:table-cell office:value-type="float" office:value="14152" calcext:value-type="float">
            <text:p>14152</text:p>
          </table:table-cell>
          <table:table-cell table:formula="of:=[.J27] + [.M27] + [.P27] + [.H27]" office:value-type="float" office:value="91.0338302571891" calcext:value-type="float">
            <text:p>91,03383025718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51756" calcext:value-type="float">
            <text:p>51756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28592" calcext:value-type="float">
            <text:p>2,86E-05</text:p>
          </table:table-cell>
          <table:table-cell office:value-type="float" office:value="15" calcext:value-type="float">
            <text:p>15</text:p>
          </table:table-cell>
          <table:table-cell office:value-type="float" office:value="0.204096382" calcext:value-type="float">
            <text:p>0,204096382</text:p>
          </table:table-cell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3.743694344" calcext:value-type="float">
            <text:p>3,743694344</text:p>
          </table:table-cell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.84967684745789" calcext:value-type="float">
            <text:p>6,84967684745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60" calcext:value-type="float">
            <text:p>39160</text:p>
          </table:table-cell>
          <table:table-cell office:value-type="float" office:value="117.6945" calcext:value-type="float">
            <text:p>117,6945</text:p>
          </table:table-cell>
          <table:table-cell office:value-type="float" office:value="13101" calcext:value-type="float">
            <text:p>13101</text:p>
          </table:table-cell>
          <table:table-cell table:formula="of:=[.J28] + [.M28] + [.P28] + [.H28]" office:value-type="float" office:value="10.7974961654579" calcext:value-type="float">
            <text:p>10,79749616545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95172" calcext:value-type="float">
            <text:p>9517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5663" calcext:value-type="float">
            <text:p>1,57E-05</text:p>
          </table:table-cell>
          <table:table-cell office:value-type="float" office:value="8" calcext:value-type="float">
            <text:p>8</text:p>
          </table:table-cell>
          <table:table-cell office:value-type="float" office:value="0.143625866" calcext:value-type="float">
            <text:p>0,143625866</text:p>
          </table:table-cell>
          <table:table-cell office:value-type="float" office:value="30" calcext:value-type="float">
            <text:p>30</text:p>
          </table:table-cell>
          <table:table-cell office:value-type="float" office:value="1576" calcext:value-type="float">
            <text:p>1576</text:p>
          </table:table-cell>
          <table:table-cell office:value-type="float" office:value="221.950868209" calcext:value-type="float">
            <text:p>221,950868209</text:p>
          </table:table-cell>
          <table:table-cell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float" office:value="442.768377065659" calcext:value-type="float">
            <text:p>442,768377065659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32943" calcext:value-type="float">
            <text:p>32943</text:p>
          </table:table-cell>
          <table:table-cell office:value-type="float" office:value="119.52" calcext:value-type="float">
            <text:p>119,52</text:p>
          </table:table-cell>
          <table:table-cell office:value-type="float" office:value="15579" calcext:value-type="float">
            <text:p>15579</text:p>
          </table:table-cell>
          <table:table-cell table:formula="of:=[.J29] + [.M29] + [.P29] + [.H29]" office:value-type="float" office:value="664.862886803659" calcext:value-type="float">
            <text:p>664,8628868036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72" calcext:value-type="float">
            <text:p>272</text:p>
          </table:table-cell>
          <table:table-cell office:value-type="float" office:value="73712" calcext:value-type="float">
            <text:p>73712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16556" calcext:value-type="float">
            <text:p>1,66E-05</text:p>
          </table:table-cell>
          <table:table-cell office:value-type="float" office:value="31" calcext:value-type="float">
            <text:p>31</text:p>
          </table:table-cell>
          <table:table-cell office:value-type="float" office:value="0.641028508" calcext:value-type="float">
            <text:p>0,641028508</text:p>
          </table:table-cell>
          <table:table-cell office:value-type="float" office:value="30" calcext:value-type="float">
            <text:p>30</text:p>
          </table:table-cell>
          <table:table-cell office:value-type="float" office:value="1991" calcext:value-type="float">
            <text:p>1991</text:p>
          </table:table-cell>
          <table:table-cell office:value-type="float" office:value="148.978725833" calcext:value-type="float">
            <text:p>148,978725833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191.372704982758" calcext:value-type="float">
            <text:p>191,37270498275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703" calcext:value-type="float">
            <text:p>37703</text:p>
          </table:table-cell>
          <table:table-cell office:value-type="float" office:value="117.876" calcext:value-type="float">
            <text:p>117,876</text:p>
          </table:table-cell>
          <table:table-cell office:value-type="float" office:value="13627" calcext:value-type="float">
            <text:p>13627</text:p>
          </table:table-cell>
          <table:table-cell table:formula="of:=[.J30] + [.M30] + [.P30] + [.H30]" office:value-type="float" office:value="340.992475879758" calcext:value-type="float">
            <text:p>340,9924758797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1" calcext:value-type="float">
            <text:p>211</text:p>
          </table:table-cell>
          <table:table-cell office:value-type="float" office:value="44310" calcext:value-type="float">
            <text:p>4431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.000028099" calcext:value-type="float">
            <text:p>2,81E-05</text:p>
          </table:table-cell>
          <table:table-cell office:value-type="float" office:value="9" calcext:value-type="float">
            <text:p>9</text:p>
          </table:table-cell>
          <table:table-cell office:value-type="float" office:value="0.086499312" calcext:value-type="float">
            <text:p>0,0864993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.628112561" calcext:value-type="float">
            <text:p>0,62811256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5.30481600761414" calcext:value-type="float">
            <text:p>5,30481600761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86" calcext:value-type="float">
            <text:p>39486</text:p>
          </table:table-cell>
          <table:table-cell office:value-type="float" office:value="119916" calcext:value-type="float">
            <text:p>119916</text:p>
          </table:table-cell>
          <table:table-cell office:value-type="float" office:value="13486" calcext:value-type="float">
            <text:p>13486</text:p>
          </table:table-cell>
          <table:table-cell table:formula="of:=[.J31] + [.M31] + [.P31] + [.H31]" office:value-type="float" office:value="6.01945597961414" calcext:value-type="float">
            <text:p>6,019455979614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6" calcext:value-type="float">
            <text:p>306</text:p>
          </table:table-cell>
          <table:table-cell office:value-type="float" office:value="93330" calcext:value-type="float">
            <text:p>9333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8764" calcext:value-type="float">
            <text:p>1,88E-05</text:p>
          </table:table-cell>
          <table:table-cell office:value-type="float" office:value="13" calcext:value-type="float">
            <text:p>13</text:p>
          </table:table-cell>
          <table:table-cell office:value-type="float" office:value="0.174586636" calcext:value-type="float">
            <text:p>0,174586636</text:p>
          </table:table-cell>
          <table:table-cell office:value-type="float" office:value="35" calcext:value-type="float">
            <text:p>35</text:p>
          </table:table-cell>
          <table:table-cell office:value-type="float" office:value="131" calcext:value-type="float">
            <text:p>131</text:p>
          </table:table-cell>
          <table:table-cell office:value-type="float" office:value="12.551809339" calcext:value-type="float">
            <text:p>12,551809339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28.182911157608" calcext:value-type="float">
            <text:p>28,18291115760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6000" calcext:value-type="float">
            <text:p>36000</text:p>
          </table:table-cell>
          <table:table-cell office:value-type="float" office:value="119.907" calcext:value-type="float">
            <text:p>119,907</text:p>
          </table:table-cell>
          <table:table-cell office:value-type="float" office:value="14646" calcext:value-type="float">
            <text:p>14646</text:p>
          </table:table-cell>
          <table:table-cell table:formula="of:=[.J32] + [.M32] + [.P32] + [.H32]" office:value-type="float" office:value="40.909325896608" calcext:value-type="float">
            <text:p>40,9093258966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89700" calcext:value-type="float">
            <text:p>8970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179" calcext:value-type="float">
            <text:p>1,62E-05</text:p>
          </table:table-cell>
          <table:table-cell office:value-type="float" office:value="16" calcext:value-type="float">
            <text:p>16</text:p>
          </table:table-cell>
          <table:table-cell office:value-type="float" office:value="0.238300547" calcext:value-type="float">
            <text:p>0,238300547</text:p>
          </table:table-cell>
          <table:table-cell office:value-type="float" office:value="35" calcext:value-type="float">
            <text:p>35</text:p>
          </table:table-cell>
          <table:table-cell office:value-type="float" office:value="485" calcext:value-type="float">
            <text:p>485</text:p>
          </table:table-cell>
          <table:table-cell office:value-type="float" office:value="39.556341343" calcext:value-type="float">
            <text:p>39,556341343</text:p>
          </table:table-cell>
          <table:table-cell office:value-type="float" office:value="164" calcext:value-type="float">
            <text:p>164</text:p>
          </table:table-cell>
          <table:table-cell office:value-type="float" office:value="35" calcext:value-type="float">
            <text:p>35</text:p>
          </table:table-cell>
          <table:table-cell office:value-type="float" office:value="61.8847081661224" calcext:value-type="float">
            <text:p>61,88470816612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2953" calcext:value-type="float">
            <text:p>32953</text:p>
          </table:table-cell>
          <table:table-cell office:value-type="float" office:value="119.6835" calcext:value-type="float">
            <text:p>119,6835</text:p>
          </table:table-cell>
          <table:table-cell office:value-type="float" office:value="15612" calcext:value-type="float">
            <text:p>15612</text:p>
          </table:table-cell>
          <table:table-cell table:formula="of:=[.J33] + [.M33] + [.P33] + [.H33]" office:value-type="float" office:value="101.679366235122" calcext:value-type="float">
            <text:p>101,67936623512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6" calcext:value-type="float">
            <text:p>336</text:p>
          </table:table-cell>
          <table:table-cell office:value-type="float" office:value="112560" calcext:value-type="float">
            <text:p>11256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.000016563" calcext:value-type="float">
            <text:p>1,66E-05</text:p>
          </table:table-cell>
          <table:table-cell office:value-type="float" office:value="22" calcext:value-type="float">
            <text:p>22</text:p>
          </table:table-cell>
          <table:table-cell office:value-type="float" office:value="0.525157007" calcext:value-type="float">
            <text:p>0,525157007</text:p>
          </table:table-cell>
          <table:table-cell office:value-type="float" office:value="35" calcext:value-type="float">
            <text:p>35</text:p>
          </table:table-cell>
          <table:table-cell office:value-type="float" office:value="2475" calcext:value-type="float">
            <text:p>2475</text:p>
          </table:table-cell>
          <table:table-cell office:value-type="float" office:value="990.274009001" calcext:value-type="float">
            <text:p>990,274009001</text:p>
          </table:table-cell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80.403167963028" calcext:value-type="float">
            <text:p>380,4031679630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3820" calcext:value-type="float">
            <text:p>33820</text:p>
          </table:table-cell>
          <table:table-cell office:value-type="float" office:value="119.7915" calcext:value-type="float">
            <text:p>119,7915</text:p>
          </table:table-cell>
          <table:table-cell office:value-type="float" office:value="15347" calcext:value-type="float">
            <text:p>15347</text:p>
          </table:table-cell>
          <table:table-cell table:formula="of:=[.J34] + [.M34] + [.P34] + [.H34]" office:value-type="float" office:value="1371.20235053403" calcext:value-type="float">
            <text:p>1371,20235053403</text:p>
          </table:table-cell>
        </table:table-row>
      </table:table>
      <table:table table:name="Campinas graphics" table:style-name="ta1">
        <table:shapes>
          <draw:frame draw:z-index="0" draw:style-name="gr1" draw:text-style-name="P1" svg:width="159.99mm" svg:height="89.99mm" svg:x="23.58mm" svg:y="1mm">
            <draw:object draw:notify-on-update-of-ranges="'Campinas graphics'.J5:'Campinas graphics'.J5 Campinas.V2:Campinas.V32 'Campinas graphics'.J6:'Campinas graphics'.J6 'Campinas - relaxed max-flow separation'.V2:'Campinas - relaxed max-flow separation'.V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2.2mm" svg:y="39.32mm">
            <draw:object draw:notify-on-update-of-ranges="'Campinas graphics'.J5:'Campinas graphics'.J5 Campinas.M2:Campinas.M32 'Campinas graphics'.J6:'Campinas graphics'.J6 'Campinas - relaxed max-flow separation'.V2:'Campinas - relaxed max-flow separation'.V32 'Campinas - relaxed max-flow separation'.M2:'Campinas - relaxed max-flow separation'.M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.49mm" svg:y="105.98mm">
            <draw:object draw:notify-on-update-of-ranges="Campinas.J2:Campinas.J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Integer separation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Relaxed sepa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1:11:47.19836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8:58:18.315901128</meta:creation-date>
    <dc:date>2022-01-04T01:49:19.853334950</dc:date>
    <meta:editing-duration>PT1H36M29S</meta:editing-duration>
    <meta:editing-cycles>26</meta:editing-cycles>
    <meta:generator>LibreOffice/6.0.7.3$Linux_X86_64 LibreOffice_project/00m0$Build-3</meta:generator>
    <meta:document-statistic meta:table-count="4" meta:cell-count="16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69cm" svg:y="0.316cm" chart:style-name="ch2">
          <text:p>Complete execution time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V2:Campinas.V32 'Campinas - relaxed max-flow separation'.V2:'Campinas - relaxed max-flow separation'.V32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V2:Campinas.V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V2:'Campinas - relaxed max-flow separation'.V32" chart:label-cell-address="'Campinas graphics'.J6:'Campinas graphics'.J6" chart:class="chart:bar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4538781951135">
                <text:p>5.04538781951135</text:p>
                <draw:g>
                  <svg:desc>Campinas.V2:Campinas.V32</svg:desc>
                </draw:g>
              </table:table-cell>
              <table:table-cell office:value-type="float" office:value="5.35422708136291">
                <text:p>5.35422708136291</text:p>
                <draw:g>
                  <svg:desc>'Campinas - relaxed max-flow separation'.V2:'Campinas - relaxed max-flow separation'.V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89627673363037">
                <text:p>0.0889627673363037</text:p>
              </table:table-cell>
              <table:table-cell office:value-type="float" office:value="0.403034400628296">
                <text:p>0.4030344006282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3097794827393">
                <text:p>0.123097794827393</text:p>
              </table:table-cell>
              <table:table-cell office:value-type="float" office:value="0.150485265534302">
                <text:p>0.150485265534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338206414502">
                <text:p>0.40338206414502</text:p>
              </table:table-cell>
              <table:table-cell office:value-type="float" office:value="0.681907491025635">
                <text:p>0.681907491025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6155116582031">
                <text:p>0.0646155116582031</text:p>
              </table:table-cell>
              <table:table-cell office:value-type="float" office:value="0.137303803519775">
                <text:p>0.1373038035197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6101025568799">
                <text:p>1.56101025568799</text:p>
              </table:table-cell>
              <table:table-cell office:value-type="float" office:value="3.1515790718656">
                <text:p>3.1515790718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50035663364758">
                <text:p>6.50035663364758</text:p>
              </table:table-cell>
              <table:table-cell office:value-type="float" office:value="0.84787532289209">
                <text:p>0.84787532289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1203439196191">
                <text:p>1.31203439196191</text:p>
              </table:table-cell>
              <table:table-cell office:value-type="float" office:value="0.796364620633545">
                <text:p>0.7963646206335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2083454245239">
                <text:p>3.32083454245239</text:p>
              </table:table-cell>
              <table:table-cell office:value-type="float" office:value="1.02122255700146">
                <text:p>1.021222557001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5882747341675">
                <text:p>0.335882747341675</text:p>
              </table:table-cell>
              <table:table-cell office:value-type="float" office:value="0.517341535399414">
                <text:p>0.5173415353994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4068161753174">
                <text:p>1.34068161753174</text:p>
              </table:table-cell>
              <table:table-cell office:value-type="float" office:value="2.66245428722632">
                <text:p>2.66245428722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171211124768">
                <text:p>1.83171211124768</text:p>
              </table:table-cell>
              <table:table-cell office:value-type="float" office:value="38.1696320638378">
                <text:p>38.1696320638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721358796118">
                <text:p>1.12721358796118</text:p>
              </table:table-cell>
              <table:table-cell office:value-type="float" office:value="1.10510281695935">
                <text:p>1.105102816959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9391593392188">
                <text:p>3.89391593392188</text:p>
              </table:table-cell>
              <table:table-cell office:value-type="float" office:value="4.41497278771301">
                <text:p>4.41497278771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742031190614">
                <text:p>6.1742031190614</text:p>
              </table:table-cell>
              <table:table-cell office:value-type="float" office:value="6.02783869962109">
                <text:p>6.027838699621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.911374082698">
                <text:p>111.911374082698</text:p>
              </table:table-cell>
              <table:table-cell office:value-type="float" office:value="7.77381289241003">
                <text:p>7.77381289241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74063681930957">
                <text:p>4.74063681930957</text:p>
              </table:table-cell>
              <table:table-cell office:value-type="float" office:value="3.58534693521509">
                <text:p>3.585346935215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3876260953589">
                <text:p>2.63876260953589</text:p>
              </table:table-cell>
              <table:table-cell office:value-type="float" office:value="9.68199963388562">
                <text:p>9.681999633885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.3268510423335">
                <text:p>17.3268510423335</text:p>
              </table:table-cell>
              <table:table-cell office:value-type="float" office:value="2.95790344458301">
                <text:p>2.95790344458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6423221536639">
                <text:p>98.6423221536639</text:p>
              </table:table-cell>
              <table:table-cell office:value-type="float" office:value="2.20068542455786">
                <text:p>2.20068542455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.7965026647026">
                <text:p>24.7965026647026</text:p>
              </table:table-cell>
              <table:table-cell office:value-type="float" office:value="5.32602206741602">
                <text:p>5.326022067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4640013418826">
                <text:p>10.4640013418826</text:p>
              </table:table-cell>
              <table:table-cell office:value-type="float" office:value="12.723196017853">
                <text:p>12.7231960178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2728050167461">
                <text:p>33.2728050167461</text:p>
              </table:table-cell>
              <table:table-cell office:value-type="float" office:value="9.82961447252344">
                <text:p>9.82961447252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490384330505">
                <text:p>6.32490384330505</text:p>
              </table:table-cell>
              <table:table-cell office:value-type="float" office:value="13.3567248905945">
                <text:p>13.3567248905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2783957124607">
                <text:p>14.2783957124607</text:p>
              </table:table-cell>
              <table:table-cell office:value-type="float" office:value="37.1503737025576">
                <text:p>37.1503737025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7.613348108002">
                <text:p>227.613348108002</text:p>
              </table:table-cell>
              <table:table-cell office:value-type="float" office:value="91.0338302571891">
                <text:p>91.03383025718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0.308218693736">
                <text:p>290.308218693736</text:p>
              </table:table-cell>
              <table:table-cell office:value-type="float" office:value="10.7974961654579">
                <text:p>10.79749616545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25.59416119966">
                <text:p>1125.59416119966</text:p>
              </table:table-cell>
              <table:table-cell office:value-type="float" office:value="664.862886803659">
                <text:p>664.8628868036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7095470412826">
                <text:p>28.7095470412826</text:p>
              </table:table-cell>
              <table:table-cell office:value-type="float" office:value="340.992475879758">
                <text:p>340.9924758797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2.59240896244">
                <text:p>212.59240896244</text:p>
              </table:table-cell>
              <table:table-cell office:value-type="float" office:value="6.01945597961414">
                <text:p>6.01945597961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.718229726562">
                <text:p>89.718229726562</text:p>
              </table:table-cell>
              <table:table-cell office:value-type="float" office:value="40.909325896608">
                <text:p>40.9093258966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31cm" svg:y="0.316cm" chart:style-name="ch2">
          <text:p>Separations execution time</text:p>
        </chart:title>
        <chart:legend chart:legend-position="end" svg:x="12.308cm" svg:y="3.952cm" style:legend-expansion="high" chart:style-name="ch3"/>
        <chart:plot-area chart:style-name="ch4" table:cell-range-address="'Campinas graphics'.J5:'Campinas graphics'.J6 Campinas.M2:Campinas.M32 'Campinas - relaxed max-flow separation'.V2:'Campinas - relaxed max-flow separation'.V32 'Campinas - relaxed max-flow separation'.M2:'Campinas - relaxed max-flow separation'.M34" chart:data-source-has-labels="row" svg:x="1.331cm" svg:y="1.275cm" svg:width="10.657cm" svg:height="6.564cm">
          <chartooo:coordinate-region svg:x="2.323cm" svg:y="1.474cm" svg:width="9.665cm" svg:height="5.573cm"/>
          <chart:axis chart:dimension="x" chart:name="primary-x" chart:style-name="ch5">
            <chart:title svg:x="5.993cm" svg:y="8.019cm" chart:style-name="ch6">
              <text:p>Instance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Campinas.M2:Campinas.M32" chart:label-cell-address="'Campinas graphics'.J5:'Campinas graphics'.J5" chart:class="chart:bar">
            <chart:data-point chart:repeated="31"/>
          </chart:series>
          <chart:series chart:style-name="ch11" chart:values-cell-range-address="'Campinas - relaxed max-flow separation'.V2:'Campinas - relaxed max-flow separation'.V32" chart:label-cell-address="'Campinas graphics'.J6:'Campinas graphics'.J6" chart:class="chart:bar">
            <chart:data-point chart:repeated="33"/>
            <loext:propertry-mapping loext:property="BorderColor" loext:cell-range-address="'Campinas - relaxed max-flow separation'.M2:'Campinas - relaxed max-flow separation'.M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ger separation</text:p>
                <draw:g>
                  <svg:desc>'Campinas graphics'.J5:'Campinas graphics'.J5</svg:desc>
                </draw:g>
              </table:table-cell>
              <table:table-cell office:value-type="string">
                <text:p>Relaxed separation</text:p>
                <draw:g>
                  <svg:desc>'Campinas graphics'.J6:'Campinas graphics'.J6</svg:desc>
                </draw:g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52119245">
                <text:p>2.552119245</text:p>
                <draw:g>
                  <svg:desc>Campinas.M2:Campinas.M32</svg:desc>
                </draw:g>
              </table:table-cell>
              <table:table-cell office:value-type="float" office:value="5.35422708136291">
                <text:p>5.35422708136291</text:p>
                <draw:g>
                  <svg:desc>'Campinas - relaxed max-flow separation'.V2:'Campinas - relaxed max-flow separation'.V32</svg:desc>
                </draw:g>
              </table:table-cell>
              <table:table-cell office:value-type="float" office:value="2.454719635">
                <text:p>2.454719635</text:p>
                <draw:g>
                  <svg:desc>'Campinas - relaxed max-flow separation'.M2:'Campinas - relaxed max-flow separation'.M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5073125">
                <text:p>0.045073125</text:p>
              </table:table-cell>
              <table:table-cell office:value-type="float" office:value="0.403034400628296">
                <text:p>0.403034400628296</text:p>
              </table:table-cell>
              <table:table-cell office:value-type="float" office:value="0.373283078">
                <text:p>0.37328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06769">
                <text:p>0.07606769</text:p>
              </table:table-cell>
              <table:table-cell office:value-type="float" office:value="0.150485265534302">
                <text:p>0.150485265534302</text:p>
              </table:table-cell>
              <table:table-cell office:value-type="float" office:value="0.03663718">
                <text:p>0.036637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3407503">
                <text:p>0.163407503</text:p>
              </table:table-cell>
              <table:table-cell office:value-type="float" office:value="0.681907491025635">
                <text:p>0.681907491025635</text:p>
              </table:table-cell>
              <table:table-cell office:value-type="float" office:value="0.048774936">
                <text:p>0.048774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7717181">
                <text:p>0.017717181</text:p>
              </table:table-cell>
              <table:table-cell office:value-type="float" office:value="0.137303803519775">
                <text:p>0.137303803519775</text:p>
              </table:table-cell>
              <table:table-cell office:value-type="float" office:value="0.088501131">
                <text:p>0.088501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4636615">
                <text:p>0.584636615</text:p>
              </table:table-cell>
              <table:table-cell office:value-type="float" office:value="3.1515790718656">
                <text:p>3.1515790718656</text:p>
              </table:table-cell>
              <table:table-cell office:value-type="float" office:value="0.656347459">
                <text:p>0.6563474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54408579">
                <text:p>5.454408579</text:p>
              </table:table-cell>
              <table:table-cell office:value-type="float" office:value="0.84787532289209">
                <text:p>0.84787532289209</text:p>
              </table:table-cell>
              <table:table-cell office:value-type="float" office:value="0.43414094">
                <text:p>0.43414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71817508">
                <text:p>0.871817508</text:p>
              </table:table-cell>
              <table:table-cell office:value-type="float" office:value="0.796364620633545">
                <text:p>0.796364620633545</text:p>
              </table:table-cell>
              <table:table-cell office:value-type="float" office:value="0.201437628">
                <text:p>0.201437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22060554">
                <text:p>2.722060554</text:p>
              </table:table-cell>
              <table:table-cell office:value-type="float" office:value="1.02122255700146">
                <text:p>1.02122255700146</text:p>
              </table:table-cell>
              <table:table-cell office:value-type="float" office:value="0.49699045">
                <text:p>0.496990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5903548">
                <text:p>0.215903548</text:p>
              </table:table-cell>
              <table:table-cell office:value-type="float" office:value="0.517341535399414">
                <text:p>0.517341535399414</text:p>
              </table:table-cell>
              <table:table-cell office:value-type="float" office:value="0.241211683">
                <text:p>0.241211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2030006">
                <text:p>0.762030006</text:p>
              </table:table-cell>
              <table:table-cell office:value-type="float" office:value="2.66245428722632">
                <text:p>2.66245428722632</text:p>
              </table:table-cell>
              <table:table-cell office:value-type="float" office:value="1.424834682">
                <text:p>1.424834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39425967">
                <text:p>1.139425967</text:p>
              </table:table-cell>
              <table:table-cell office:value-type="float" office:value="38.1696320638378">
                <text:p>38.1696320638378</text:p>
              </table:table-cell>
              <table:table-cell office:value-type="float" office:value="21.608608564">
                <text:p>21.6086085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7790445">
                <text:p>0.127790445</text:p>
              </table:table-cell>
              <table:table-cell office:value-type="float" office:value="1.10510281695935">
                <text:p>1.10510281695935</text:p>
              </table:table-cell>
              <table:table-cell office:value-type="float" office:value="0.107710161">
                <text:p>0.1077101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727270829">
                <text:p>2.727270829</text:p>
              </table:table-cell>
              <table:table-cell office:value-type="float" office:value="4.41497278771301">
                <text:p>4.41497278771301</text:p>
              </table:table-cell>
              <table:table-cell office:value-type="float" office:value="0.072033243">
                <text:p>0.072033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334079">
                <text:p>0.998334079</text:p>
              </table:table-cell>
              <table:table-cell office:value-type="float" office:value="6.02783869962109">
                <text:p>6.02783869962109</text:p>
              </table:table-cell>
              <table:table-cell office:value-type="float" office:value="0.764728947">
                <text:p>0.764728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299107302">
                <text:p>96.299107302</text:p>
              </table:table-cell>
              <table:table-cell office:value-type="float" office:value="7.77381289241003">
                <text:p>7.77381289241003</text:p>
              </table:table-cell>
              <table:table-cell office:value-type="float" office:value="1.548516431">
                <text:p>1.548516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8853287">
                <text:p>0.498853287</text:p>
              </table:table-cell>
              <table:table-cell office:value-type="float" office:value="3.58534693521509">
                <text:p>3.58534693521509</text:p>
              </table:table-cell>
              <table:table-cell office:value-type="float" office:value="0.802029631">
                <text:p>0.8020296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58490071">
                <text:p>1.058490071</text:p>
              </table:table-cell>
              <table:table-cell office:value-type="float" office:value="9.68199963388562">
                <text:p>9.68199963388562</text:p>
              </table:table-cell>
              <table:table-cell office:value-type="float" office:value="2.674888308">
                <text:p>2.6748883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10713634">
                <text:p>5.510713634</text:p>
              </table:table-cell>
              <table:table-cell office:value-type="float" office:value="2.95790344458301">
                <text:p>2.95790344458301</text:p>
              </table:table-cell>
              <table:table-cell office:value-type="float" office:value="1.586406289">
                <text:p>1.5864062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273204237">
                <text:p>90.273204237</text:p>
              </table:table-cell>
              <table:table-cell office:value-type="float" office:value="2.20068542455786">
                <text:p>2.20068542455786</text:p>
              </table:table-cell>
              <table:table-cell office:value-type="float" office:value="1.079516015">
                <text:p>1.0795160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51587482">
                <text:p>15.051587482</text:p>
              </table:table-cell>
              <table:table-cell office:value-type="float" office:value="5.32602206741602">
                <text:p>5.32602206741602</text:p>
              </table:table-cell>
              <table:table-cell office:value-type="float" office:value="1.711677439">
                <text:p>1.711677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394918211">
                <text:p>6.394918211</text:p>
              </table:table-cell>
              <table:table-cell office:value-type="float" office:value="12.723196017853">
                <text:p>12.723196017853</text:p>
              </table:table-cell>
              <table:table-cell office:value-type="float" office:value="3.241582087">
                <text:p>3.2415820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13909291">
                <text:p>20.13909291</text:p>
              </table:table-cell>
              <table:table-cell office:value-type="float" office:value="9.82961447252344">
                <text:p>9.82961447252344</text:p>
              </table:table-cell>
              <table:table-cell office:value-type="float" office:value="3.61314297">
                <text:p>3.61314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6883532">
                <text:p>1.036883532</text:p>
              </table:table-cell>
              <table:table-cell office:value-type="float" office:value="13.3567248905945">
                <text:p>13.3567248905945</text:p>
              </table:table-cell>
              <table:table-cell office:value-type="float" office:value="4.086390709">
                <text:p>4.086390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08378783">
                <text:p>7.08378783</text:p>
              </table:table-cell>
              <table:table-cell office:value-type="float" office:value="37.1503737025576">
                <text:p>37.1503737025576</text:p>
              </table:table-cell>
              <table:table-cell office:value-type="float" office:value="10.701260166">
                <text:p>10.701260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5.059647533">
                <text:p>175.059647533</text:p>
              </table:table-cell>
              <table:table-cell office:value-type="float" office:value="91.0338302571891">
                <text:p>91.0338302571891</text:p>
              </table:table-cell>
              <table:table-cell office:value-type="float" office:value="34.073187029">
                <text:p>34.073187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0.46183628">
                <text:p>240.46183628</text:p>
              </table:table-cell>
              <table:table-cell office:value-type="float" office:value="10.7974961654579">
                <text:p>10.7974961654579</text:p>
              </table:table-cell>
              <table:table-cell office:value-type="float" office:value="3.743694344">
                <text:p>3.743694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1.980014928">
                <text:p>1021.980014928</text:p>
              </table:table-cell>
              <table:table-cell office:value-type="float" office:value="664.862886803659">
                <text:p>664.862886803659</text:p>
              </table:table-cell>
              <table:table-cell office:value-type="float" office:value="221.950868209">
                <text:p>221.9508682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68669916">
                <text:p>11.768669916</text:p>
              </table:table-cell>
              <table:table-cell office:value-type="float" office:value="340.992475879758">
                <text:p>340.992475879758</text:p>
              </table:table-cell>
              <table:table-cell office:value-type="float" office:value="148.978725833">
                <text:p>148.978725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.945461448">
                <text:p>187.945461448</text:p>
              </table:table-cell>
              <table:table-cell office:value-type="float" office:value="6.01945597961414">
                <text:p>6.01945597961414</text:p>
              </table:table-cell>
              <table:table-cell office:value-type="float" office:value="0.628112561">
                <text:p>0.6281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451290381">
                <text:p>64.451290381</text:p>
              </table:table-cell>
              <table:table-cell office:value-type="float" office:value="40.909325896608">
                <text:p>40.909325896608</text:p>
              </table:table-cell>
              <table:table-cell office:value-type="float" office:value="12.551809339">
                <text:p>12.551809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56341343">
                <text:p>39.556341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0.274009001">
                <text:p>990.274009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Intersection cuts execution time</text:p>
        </chart:title>
        <chart:plot-area chart:style-name="ch3" table:cell-range-address="Campinas.J2:Campinas.J32" svg:x="1.331cm" svg:y="1.275cm" svg:width="14.349cm" svg:height="6.564cm">
          <chartooo:coordinate-region svg:x="2.058cm" svg:y="1.475cm" svg:width="13.622cm" svg:height="5.717cm"/>
          <chart:axis chart:dimension="x" chart:name="primary-x" chart:style-name="ch4">
            <chart:title svg:x="7.839cm" svg:y="8.019cm" chart:style-name="ch5">
              <text:p>Instance</text:p>
            </chart:title>
          </chart:axis>
          <chart:axis chart:dimension="y" chart:name="primary-y" chart:style-name="ch6">
            <chart:title svg:x="0.451cm" svg:y="5.157cm" chart:style-name="ch7">
              <text:p>Time(s)</text:p>
            </chart:title>
            <chart:grid chart:style-name="ch8" chart:class="major"/>
          </chart:axis>
          <chart:series chart:style-name="ch9" chart:values-cell-range-address="Campinas.J2:Campinas.J32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796577">
                <text:p>0.002796577</text:p>
                <draw:g>
                  <svg:desc>Campinas.J2:Campina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257657">
                <text:p>0.0062576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927138">
                <text:p>0.002927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6071">
                <text:p>0.003036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821181">
                <text:p>0.002821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495841">
                <text:p>0.012495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919895">
                <text:p>0.007919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41816">
                <text:p>0.008841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653238">
                <text:p>0.0146532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916594">
                <text:p>0.007916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1086031">
                <text:p>0.021086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7713967">
                <text:p>0.017713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5971915">
                <text:p>0.0159719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33631">
                <text:p>0.013336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321647">
                <text:p>0.0043216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6524896">
                <text:p>0.026524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878319">
                <text:p>0.091878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3806181">
                <text:p>0.043806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054125">
                <text:p>0.039054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51717227">
                <text:p>0.051717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2059758">
                <text:p>0.0220597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9347176">
                <text:p>0.0193471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253787">
                <text:p>0.041253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1683446">
                <text:p>0.0616834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16481679">
                <text:p>0.1164816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99097898">
                <text:p>0.1990978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3018844">
                <text:p>0.23018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9198201">
                <text:p>0.1391982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6978244">
                <text:p>0.566978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326332">
                <text:p>0.0833263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1689651">
                <text:p>0.1716896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